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justify" style:justify-single-word="false" style:writing-mode="lr-tb" loext:word-spacing-minimum="75%" loext:word-spacing-maximum="133%"/>
    </style:style>
    <style:style style:name="P2" style:family="paragraph" style:parent-style-name="Standard">
      <style:paragraph-properties fo:text-align="justify" style:justify-single-word="false" style:writing-mode="lr-tb" loext:word-spacing-minimum="75%" loext:word-spacing-maximum="133%"/>
      <style:text-properties fo:color="#c9211e" loext:opacity="100%" style:language-asian="ja" style:country-asian="JP"/>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Heading_20_1" style:list-style-name="">
      <style:paragraph-properties fo:margin-left="0in" fo:text-align="justify" style:justify-single-word="false" fo:text-indent="0in" style:auto-text-indent="false" style:writing-mode="lr-tb" loext:word-spacing-minimum="75%" loext:word-spacing-maximum="133%"/>
    </style:style>
    <style:style style:name="P5" style:family="paragraph" style:parent-style-name="Heading_20_1" style:list-style-name="WWNum1">
      <style:paragraph-properties fo:margin-left="0in" fo:margin-top="0in" fo:margin-bottom="0.0835in" style:contextual-spacing="false" fo:text-align="justify" style:justify-single-word="false" fo:text-indent="0in" style:auto-text-indent="false" fo:break-before="page" style:writing-mode="lr-tb" loext:word-spacing-minimum="75%" loext:word-spacing-maximum="133%"/>
    </style:style>
    <style:style style:name="P6" style:family="paragraph" style:parent-style-name="Standard" style:list-style-name="WWNum8">
      <style:paragraph-properties fo:text-align="justify" style:justify-single-word="false" style:writing-mode="lr-tb" loext:word-spacing-minimum="75%" loext:word-spacing-maximum="133%"/>
    </style:style>
    <style:style style:name="P7" style:family="paragraph" style:parent-style-name="Standard" style:list-style-name="WWNum2">
      <style:paragraph-properties fo:text-align="justify" style:justify-single-word="false" style:writing-mode="lr-tb" loext:word-spacing-minimum="75%" loext:word-spacing-maximum="133%"/>
    </style:style>
    <style:style style:name="P8" style:family="paragraph" style:parent-style-name="Standard" style:list-style-name="WWNum3">
      <style:paragraph-properties fo:text-align="justify" style:justify-single-word="false" style:writing-mode="lr-tb" loext:word-spacing-minimum="75%" loext:word-spacing-maximum="133%"/>
    </style:style>
    <style:style style:name="P9" style:family="paragraph" style:parent-style-name="Standard" style:list-style-name="WWNum4">
      <style:paragraph-properties fo:text-align="justify" style:justify-single-word="false" style:writing-mode="lr-tb" loext:word-spacing-minimum="75%" loext:word-spacing-maximum="133%"/>
    </style:style>
    <style:style style:name="P10" style:family="paragraph" style:parent-style-name="Standard" style:list-style-name="WWNum5">
      <style:paragraph-properties fo:text-align="justify" style:justify-single-word="false" style:writing-mode="lr-tb" loext:word-spacing-minimum="75%" loext:word-spacing-maximum="133%"/>
    </style:style>
    <style:style style:name="P11" style:family="paragraph" style:parent-style-name="Standard" style:list-style-name="WWNum6">
      <style:paragraph-properties fo:text-align="justify" style:justify-single-word="false" style:writing-mode="lr-tb" loext:word-spacing-minimum="75%" loext:word-spacing-maximum="133%"/>
    </style:style>
    <style:style style:name="P12" style:family="paragraph" style:parent-style-name="Standard" style:list-style-name="WWNum7">
      <style:paragraph-properties fo:text-align="justify" style:justify-single-word="false" style:writing-mode="lr-tb" loext:word-spacing-minimum="75%" loext:word-spacing-maximum="133%"/>
    </style:style>
    <style:style style:name="P13" style:family="paragraph" style:parent-style-name="Standard" style:list-style-name="WWNum9">
      <style:paragraph-properties fo:text-align="justify" style:justify-single-word="false" style:writing-mode="lr-tb" loext:word-spacing-minimum="75%" loext:word-spacing-maximum="133%"/>
    </style:style>
    <style:style style:name="P14" style:family="paragraph" style:parent-style-name="Standard" style:list-style-name="WWNum10">
      <style:paragraph-properties fo:text-align="justify" style:justify-single-word="false" style:writing-mode="lr-tb" loext:word-spacing-minimum="75%" loext:word-spacing-maximum="133%"/>
    </style:style>
    <style:style style:name="P15" style:family="paragraph" style:parent-style-name="Standard" style:list-style-name="WWNum11">
      <style:paragraph-properties fo:text-align="justify" style:justify-single-word="false" style:writing-mode="lr-tb" loext:word-spacing-minimum="75%" loext:word-spacing-maximum="133%"/>
    </style:style>
    <style:style style:name="P16" style:family="paragraph" style:parent-style-name="Standard" style:list-style-name="WWNum12">
      <style:paragraph-properties fo:text-align="justify" style:justify-single-word="false" style:writing-mode="lr-tb" loext:word-spacing-minimum="75%" loext:word-spacing-maximum="133%"/>
    </style:style>
    <style:style style:name="P17" style:family="paragraph" style:parent-style-name="Standard" style:list-style-name="WWNum13">
      <style:paragraph-properties fo:text-align="justify" style:justify-single-word="false" style:writing-mode="lr-tb" loext:word-spacing-minimum="75%" loext:word-spacing-maximum="133%"/>
    </style:style>
    <style:style style:name="P18" style:family="paragraph" style:parent-style-name="Standard" style:list-style-name="WWNum14">
      <style:paragraph-properties fo:text-align="justify" style:justify-single-word="false" style:writing-mode="lr-tb" loext:word-spacing-minimum="75%" loext:word-spacing-maximum="133%"/>
    </style:style>
    <style:style style:name="P19" style:family="paragraph" style:parent-style-name="Standard">
      <style:paragraph-properties fo:text-align="justify" style:justify-single-word="false" style:writing-mode="lr-tb" loext:word-spacing-minimum="75%" loext:word-spacing-maximum="133%"/>
      <style:text-properties fo:color="#bf0041" loext:opacity="100%" style:language-asian="ja" style:country-asian="JP"/>
    </style:style>
    <style:style style:name="P20" style:family="paragraph" style:parent-style-name="Standard" style:list-style-name="WWNum15">
      <style:paragraph-properties fo:text-align="justify" style:justify-single-word="false" style:writing-mode="lr-tb" loext:word-spacing-minimum="75%" loext:word-spacing-maximum="133%"/>
    </style:style>
    <style:style style:name="P21" style:family="paragraph" style:parent-style-name="Standard" style:list-style-name="WWNum16">
      <style:paragraph-properties fo:text-align="justify" style:justify-single-word="false" style:writing-mode="lr-tb" loext:word-spacing-minimum="75%" loext:word-spacing-maximum="133%"/>
    </style:style>
    <style:style style:name="P22" style:family="paragraph" style:parent-style-name="Standard" style:list-style-name="WWNum17">
      <style:paragraph-properties fo:text-align="justify" style:justify-single-word="false" style:writing-mode="lr-tb" loext:word-spacing-minimum="75%" loext:word-spacing-maximum="133%"/>
    </style:style>
    <style:style style:name="P23" style:family="paragraph" style:parent-style-name="Standard" style:list-style-name="WWNum18">
      <style:paragraph-properties fo:text-align="justify" style:justify-single-word="false" style:writing-mode="lr-tb" loext:word-spacing-minimum="75%" loext:word-spacing-maximum="133%"/>
    </style:style>
    <style:style style:name="P24" style:family="paragraph" style:parent-style-name="Standard" style:list-style-name="WWNum19">
      <style:paragraph-properties fo:text-align="justify" style:justify-single-word="false" style:writing-mode="lr-tb" loext:word-spacing-minimum="75%" loext:word-spacing-maximum="133%"/>
    </style:style>
    <style:style style:name="P25" style:family="paragraph" style:parent-style-name="Standard" style:list-style-name="WWNum20">
      <style:paragraph-properties fo:text-align="justify" style:justify-single-word="false" style:writing-mode="lr-tb" loext:word-spacing-minimum="75%" loext:word-spacing-maximum="133%"/>
    </style:style>
    <style:style style:name="P26" style:family="paragraph" style:parent-style-name="Standard">
      <style:paragraph-properties fo:text-align="justify" style:justify-single-word="false" style:writing-mode="lr-tb" loext:word-spacing-minimum="75%" loext:word-spacing-maximum="133%"/>
      <style:text-properties fo:color="#000000" loext:opacity="100%" fo:font-weight="bold" style:language-asian="ja" style:country-asian="JP" style:font-weight-asian="bold" style:font-weight-complex="bold"/>
    </style:style>
    <style:style style:name="P27" style:family="paragraph" style:parent-style-name="Standard" style:list-style-name="WWNum21">
      <style:paragraph-properties fo:text-align="justify" style:justify-single-word="false" style:writing-mode="lr-tb" loext:word-spacing-minimum="75%" loext:word-spacing-maximum="133%"/>
    </style:style>
    <style:style style:name="P28" style:family="paragraph" style:parent-style-name="Standard" style:list-style-name="WWNum22">
      <style:paragraph-properties fo:text-align="justify" style:justify-single-word="false" style:writing-mode="lr-tb" loext:word-spacing-minimum="75%" loext:word-spacing-maximum="133%"/>
    </style:style>
    <style:style style:name="P29" style:family="paragraph" style:parent-style-name="Standard" style:list-style-name="WWNum23">
      <style:paragraph-properties fo:text-align="justify" style:justify-single-word="false" style:writing-mode="lr-tb" loext:word-spacing-minimum="75%" loext:word-spacing-maximum="133%"/>
    </style:style>
    <style:style style:name="P30" style:family="paragraph" style:parent-style-name="Standard" style:list-style-name="WWNum24">
      <style:paragraph-properties fo:text-align="justify" style:justify-single-word="false" style:writing-mode="lr-tb" loext:word-spacing-minimum="75%" loext:word-spacing-maximum="133%"/>
    </style:style>
    <style:style style:name="P31" style:family="paragraph" style:parent-style-name="Standard" style:list-style-name="WWNum25">
      <style:paragraph-properties fo:text-align="justify" style:justify-single-word="false" style:writing-mode="lr-tb" loext:word-spacing-minimum="75%" loext:word-spacing-maximum="133%"/>
    </style:style>
    <style:style style:name="P32" style:family="paragraph" style:parent-style-name="Standard" style:list-style-name="WWNum26">
      <style:paragraph-properties fo:text-align="justify" style:justify-single-word="false" style:writing-mode="lr-tb" loext:word-spacing-minimum="75%" loext:word-spacing-maximum="133%"/>
    </style:style>
    <style:style style:name="P33" style:family="paragraph" style:parent-style-name="Standard" style:list-style-name="WWNum27">
      <style:paragraph-properties fo:text-align="justify" style:justify-single-word="false" style:writing-mode="lr-tb" loext:word-spacing-minimum="75%" loext:word-spacing-maximum="133%"/>
    </style:style>
    <style:style style:name="P34" style:family="paragraph" style:parent-style-name="Standard">
      <style:paragraph-properties fo:text-align="justify" style:justify-single-word="false" style:writing-mode="lr-tb" loext:word-spacing-minimum="75%" loext:word-spacing-maximum="133%"/>
      <style:text-properties style:language-asian="ja" style:country-asian="JP"/>
    </style:style>
    <style:style style:name="P35"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36" style:family="paragraph" style:parent-style-name="Standard">
      <style:paragraph-properties fo:text-align="start" style:justify-single-word="false" style:writing-mode="lr-tb"/>
    </style:style>
    <style:style style:name="P37" style:family="paragraph" style:parent-style-name="Standard" style:list-style-name="WWNum28">
      <style:paragraph-properties fo:text-align="start" style:justify-single-word="false" style:writing-mode="lr-tb"/>
    </style:style>
    <style:style style:name="P38" style:family="paragraph" style:parent-style-name="Standard" style:list-style-name="WWNum29">
      <style:paragraph-properties fo:text-align="start" style:justify-single-word="false" style:writing-mode="lr-tb"/>
    </style:style>
    <style:style style:name="P39" style:family="paragraph" style:parent-style-name="Standard" style:list-style-name="WWNum30">
      <style:paragraph-properties fo:text-align="start" style:justify-single-word="false" style:writing-mode="lr-tb"/>
    </style:style>
    <style:style style:name="P40" style:family="paragraph" style:parent-style-name="Standard" style:list-style-name="WWNum31">
      <style:paragraph-properties fo:text-align="start" style:justify-single-word="false" style:writing-mode="lr-tb"/>
    </style:style>
    <style:style style:name="P41" style:family="paragraph" style:parent-style-name="Standard" style:list-style-name="WWNum32">
      <style:paragraph-properties fo:text-align="start" style:justify-single-word="false" style:writing-mode="lr-tb"/>
    </style:style>
    <style:style style:name="P42" style:family="paragraph" style:parent-style-name="Standard" style:list-style-name="WWNum33">
      <style:paragraph-properties fo:text-align="start" style:justify-single-word="false" style:writing-mode="lr-tb"/>
    </style:style>
    <style:style style:name="P43" style:family="paragraph" style:parent-style-name="Standard">
      <style:paragraph-properties fo:text-align="start" style:justify-single-word="false" style:writing-mode="lr-tb"/>
      <style:text-properties style:language-asian="ja" style:country-asian="JP"/>
    </style:style>
    <style:style style:name="P44" style:family="paragraph" style:parent-style-name="Standard">
      <style:paragraph-properties fo:text-align="start" style:justify-single-word="false" style:writing-mode="lr-tb"/>
      <style:text-properties fo:font-weight="normal" style:language-asian="ja" style:country-asian="JP" style:font-weight-asian="normal" style:font-weight-complex="normal"/>
    </style:style>
    <style:style style:name="P45" style:family="paragraph" style:parent-style-name="Standard">
      <style:paragraph-properties fo:text-align="start" style:justify-single-word="false" style:writing-mode="lr-tb"/>
      <style:text-properties fo:font-style="italic" style:text-underline-style="none" fo:font-weight="normal" style:language-asian="ja" style:country-asian="JP" style:font-style-asian="italic" style:font-weight-asian="normal" style:font-style-complex="italic" style:font-weight-complex="normal"/>
    </style:style>
    <style:style style:name="P46" style:family="paragraph" style:parent-style-name="Standard" style:list-style-name="WWNum34">
      <style:paragraph-properties fo:text-align="start" style:justify-single-word="false" style:writing-mode="lr-tb"/>
    </style:style>
    <style:style style:name="P47" style:family="paragraph" style:parent-style-name="Standard" style:list-style-name="WWNum35">
      <style:paragraph-properties fo:text-align="start" style:justify-single-word="false" style:writing-mode="lr-tb"/>
    </style:style>
    <style:style style:name="P48" style:family="paragraph" style:parent-style-name="Standard" style:list-style-name="WWNum36">
      <style:paragraph-properties fo:text-align="start" style:justify-single-word="false" style:writing-mode="lr-tb"/>
    </style:style>
    <style:style style:name="P49" style:family="paragraph" style:parent-style-name="Standard" style:list-style-name="WWNum39">
      <style:paragraph-properties fo:text-align="start" style:justify-single-word="false" style:writing-mode="lr-tb"/>
    </style:style>
    <style:style style:name="P50" style:family="paragraph" style:parent-style-name="Standard" style:list-style-name="WWNum37">
      <style:paragraph-properties fo:text-align="start" style:justify-single-word="false" style:writing-mode="lr-tb"/>
    </style:style>
    <style:style style:name="P51" style:family="paragraph" style:parent-style-name="Standard" style:list-style-name="WWNum38">
      <style:paragraph-properties fo:text-align="start" style:justify-single-word="false" style:writing-mode="lr-tb"/>
    </style:style>
    <style:style style:name="P52" style:family="paragraph" style:parent-style-name="Standard" style:list-style-name="WWNum40">
      <style:paragraph-properties fo:text-align="start" style:justify-single-word="false" style:writing-mode="lr-tb"/>
    </style:style>
    <style:style style:name="P53" style:family="paragraph" style:parent-style-name="Standard" style:list-style-name="WWNum41">
      <style:paragraph-properties fo:text-align="start" style:justify-single-word="false" style:writing-mode="lr-tb"/>
    </style:style>
    <style:style style:name="P54" style:family="paragraph" style:parent-style-name="Standard" style:list-style-name="WWNum42">
      <style:paragraph-properties fo:text-align="start" style:justify-single-word="false" style:writing-mode="lr-tb"/>
    </style:style>
    <style:style style:name="P55" style:family="paragraph" style:parent-style-name="Standard" style:list-style-name="WWNum43">
      <style:paragraph-properties fo:text-align="start" style:justify-single-word="false" style:writing-mode="lr-tb"/>
    </style:style>
    <style:style style:name="P56" style:family="paragraph" style:parent-style-name="Standard" style:list-style-name="WWNum44">
      <style:paragraph-properties fo:text-align="start" style:justify-single-word="false" style:writing-mode="lr-tb"/>
    </style:style>
    <style:style style:name="P57" style:family="paragraph" style:parent-style-name="Standard" style:list-style-name="WWNum47">
      <style:paragraph-properties fo:text-align="start" style:justify-single-word="false" style:writing-mode="lr-tb"/>
    </style:style>
    <style:style style:name="P58" style:family="paragraph" style:parent-style-name="Standard" style:list-style-name="WWNum45">
      <style:paragraph-properties fo:text-align="start" style:justify-single-word="false" style:writing-mode="lr-tb"/>
    </style:style>
    <style:style style:name="P59" style:family="paragraph" style:parent-style-name="Standard" style:list-style-name="WWNum46">
      <style:paragraph-properties fo:text-align="start" style:justify-single-word="false" style:writing-mode="lr-tb"/>
    </style:style>
    <style:style style:name="P60" style:family="paragraph" style:parent-style-name="Standard" style:list-style-name="WWNum48">
      <style:paragraph-properties fo:text-align="start" style:justify-single-word="false" style:writing-mode="lr-tb"/>
    </style:style>
    <style:style style:name="P61" style:family="paragraph" style:parent-style-name="Standard" style:list-style-name="WWNum49">
      <style:paragraph-properties fo:text-align="start" style:justify-single-word="false" style:writing-mode="lr-tb"/>
    </style:style>
    <style:style style:name="P62" style:family="paragraph" style:parent-style-name="Standard" style:list-style-name="WWNum50">
      <style:paragraph-properties fo:text-align="start" style:justify-single-word="false" style:writing-mode="lr-tb"/>
    </style:style>
    <style:style style:name="P63" style:family="paragraph" style:parent-style-name="Standard" style:list-style-name="WWNum51">
      <style:paragraph-properties fo:text-align="start" style:justify-single-word="false" style:writing-mode="lr-tb"/>
    </style:style>
    <style:style style:name="P64" style:family="paragraph" style:parent-style-name="Standard" style:list-style-name="WWNum52">
      <style:paragraph-properties fo:text-align="start" style:justify-single-word="false" style:writing-mode="lr-tb"/>
    </style:style>
    <style:style style:name="P65" style:family="paragraph" style:parent-style-name="Standard" style:list-style-name="WWNum53">
      <style:paragraph-properties fo:text-align="start" style:justify-single-word="false" style:writing-mode="lr-tb"/>
    </style:style>
    <style:style style:name="P66" style:family="paragraph" style:parent-style-name="Standard" style:list-style-name="WWNum54">
      <style:paragraph-properties fo:text-align="start" style:justify-single-word="false" style:writing-mode="lr-tb"/>
    </style:style>
    <style:style style:name="P67" style:family="paragraph" style:parent-style-name="Standard" style:list-style-name="WWNum55">
      <style:paragraph-properties fo:text-align="start" style:justify-single-word="false" style:writing-mode="lr-tb"/>
    </style:style>
    <style:style style:name="P68" style:family="paragraph" style:parent-style-name="Standard" style:list-style-name="WWNum56">
      <style:paragraph-properties fo:text-align="start" style:justify-single-word="false" style:writing-mode="lr-tb"/>
    </style:style>
    <style:style style:name="P69" style:family="paragraph" style:parent-style-name="Standard" style:list-style-name="WWNum57">
      <style:paragraph-properties fo:text-align="start" style:justify-single-word="false" style:writing-mode="lr-tb"/>
    </style:style>
    <style:style style:name="P70" style:family="paragraph" style:parent-style-name="Standard" style:list-style-name="WWNum58">
      <style:paragraph-properties fo:text-align="start" style:justify-single-word="false" style:writing-mode="lr-tb"/>
    </style:style>
    <style:style style:name="P71" style:family="paragraph" style:parent-style-name="Standard" style:list-style-name="WWNum59">
      <style:paragraph-properties fo:text-align="start" style:justify-single-word="false" style:writing-mode="lr-tb"/>
    </style:style>
    <style:style style:name="P72" style:family="paragraph" style:parent-style-name="Standard" style:list-style-name="WWNum60">
      <style:paragraph-properties fo:text-align="start" style:justify-single-word="false" style:writing-mode="lr-tb"/>
    </style:style>
    <style:style style:name="P73" style:family="paragraph" style:parent-style-name="Standard" style:list-style-name="WWNum61">
      <style:paragraph-properties fo:text-align="start" style:justify-single-word="false" style:writing-mode="lr-tb"/>
    </style:style>
    <style:style style:name="P74" style:family="paragraph" style:parent-style-name="Standard" style:list-style-name="WWNum62">
      <style:paragraph-properties fo:text-align="start" style:justify-single-word="false" style:writing-mode="lr-tb"/>
    </style:style>
    <style:style style:name="P75" style:family="paragraph" style:parent-style-name="Standard" style:list-style-name="WWNum63">
      <style:paragraph-properties fo:text-align="start" style:justify-single-word="false" style:writing-mode="lr-tb"/>
    </style:style>
    <style:style style:name="P76" style:family="paragraph" style:parent-style-name="Standard" style:list-style-name="WWNum64">
      <style:paragraph-properties fo:text-align="start" style:justify-single-word="false" style:writing-mode="lr-tb"/>
    </style:style>
    <style:style style:name="P77" style:family="paragraph" style:parent-style-name="Standard" style:list-style-name="WWNum65">
      <style:paragraph-properties fo:text-align="start" style:justify-single-word="false" style:writing-mode="lr-tb"/>
    </style:style>
    <style:style style:name="P78" style:family="paragraph" style:parent-style-name="Standard" style:list-style-name="WWNum66">
      <style:paragraph-properties fo:text-align="start" style:justify-single-word="false" style:writing-mode="lr-tb"/>
    </style:style>
    <style:style style:name="P79" style:family="paragraph" style:parent-style-name="Standard" style:list-style-name="WWNum67">
      <style:paragraph-properties fo:text-align="start" style:justify-single-word="false" style:writing-mode="lr-tb"/>
    </style:style>
    <style:style style:name="P80" style:family="paragraph" style:parent-style-name="Standard">
      <style:paragraph-properties fo:text-align="start" style:justify-single-word="false" style:writing-mode="lr-tb"/>
      <style:text-properties fo:color="#000000" loext:opacity="100%" style:language-asian="ja" style:country-asian="JP"/>
    </style:style>
    <style:style style:name="P81" style:family="paragraph" style:parent-style-name="Standard">
      <style:paragraph-properties fo:text-align="start" style:justify-single-word="false" style:writing-mode="lr-tb"/>
      <style:text-properties fo:color="#000000" loext:opacity="100%" fo:font-weight="normal" style:language-asian="ja" style:country-asian="JP" style:font-weight-asian="normal" style:font-weight-complex="normal"/>
    </style:style>
    <style:style style:name="P82" style:family="paragraph" style:parent-style-name="Standard" style:list-style-name="WWNum68">
      <style:paragraph-properties fo:text-align="start" style:justify-single-word="false" style:writing-mode="lr-tb"/>
    </style:style>
    <style:style style:name="P83" style:family="paragraph" style:parent-style-name="Standard" style:list-style-name="WWNum69">
      <style:paragraph-properties fo:text-align="start" style:justify-single-word="false" style:writing-mode="lr-tb"/>
    </style:style>
    <style:style style:name="P84" style:family="paragraph" style:parent-style-name="Standard" style:list-style-name="WWNum70">
      <style:paragraph-properties fo:text-align="start" style:justify-single-word="false" style:writing-mode="lr-tb"/>
    </style:style>
    <style:style style:name="P85" style:family="paragraph" style:parent-style-name="Standard" style:list-style-name="WWNum71">
      <style:paragraph-properties fo:text-align="start" style:justify-single-word="false" style:writing-mode="lr-tb"/>
    </style:style>
    <style:style style:name="P86" style:family="paragraph" style:parent-style-name="Standard" style:list-style-name="WWNum72">
      <style:paragraph-properties fo:text-align="start" style:justify-single-word="false" style:writing-mode="lr-tb"/>
    </style:style>
    <style:style style:name="P87" style:family="paragraph" style:parent-style-name="Standard" style:list-style-name="WWNum73">
      <style:paragraph-properties fo:text-align="start" style:justify-single-word="false" style:writing-mode="lr-tb"/>
    </style:style>
    <style:style style:name="P88" style:family="paragraph" style:parent-style-name="Standard" style:list-style-name="WWNum75">
      <style:paragraph-properties fo:text-align="start" style:justify-single-word="false" style:writing-mode="lr-tb"/>
    </style:style>
    <style:style style:name="P89" style:family="paragraph" style:parent-style-name="Standard" style:list-style-name="WWNum74">
      <style:paragraph-properties fo:text-align="start" style:justify-single-word="false" style:writing-mode="lr-tb"/>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ff00" loext:char-shading-value="0" style:language-asian="ja" style:country-asian="JP"/>
    </style:style>
    <style:style style:name="T4" style:family="text">
      <style:text-properties fo:color="#c9211e" loext:opacity="100%" style:language-asian="ja" style:country-asian="JP"/>
    </style:style>
    <style:style style:name="T5" style:family="text">
      <style:text-properties fo:font-weight="normal" style:language-asian="ja" style:country-asian="JP" style:font-weight-asian="normal" style:font-weight-complex="normal"/>
    </style:style>
    <style:style style:name="T6" style:family="text">
      <style:text-properties fo:font-weight="normal" fo:background-color="#ffff00" loext:char-shading-value="0" style:language-asian="ja" style:country-asian="JP" style:font-weight-asian="normal" style:font-weight-complex="normal"/>
    </style:style>
    <style:style style:name="T7" style:family="text">
      <style:text-properties fo:font-weight="normal" fo:background-color="#ffff00" loext:char-shading-value="0" style:language-asian="ja" style:country-asian="JP" style:font-weight-asian="normal" style:font-weight-complex="normal"/>
    </style:style>
    <style:style style:name="T8" style:family="text">
      <style:text-properties fo:color="#bf0041" loext:opacity="100%" fo:font-weight="normal" style:language-asian="ja" style:country-asian="JP" style:font-weight-asian="normal" style:font-weight-complex="normal"/>
    </style:style>
    <style:style style:name="T9" style:family="text">
      <style:text-properties fo:color="#bf0041" loext:opacity="100%" fo:font-style="italic" fo:font-weight="normal" style:language-asian="ja" style:country-asian="JP" style:font-style-asian="italic" style:font-weight-asian="normal" style:font-style-complex="italic" style:font-weight-complex="normal"/>
    </style:style>
    <style:style style:name="T10" style:family="text">
      <style:text-properties fo:color="#000000" loext:opacity="100%" fo:font-style="normal" fo:font-weight="bold" style:language-asian="ja" style:country-asian="JP" style:font-style-asian="normal" style:font-weight-asian="bold" style:font-style-complex="normal" style:font-weight-complex="bold"/>
    </style:style>
    <style:style style:name="T11" style:family="text">
      <style:text-properties fo:color="#000000" loext:opacity="100%" fo:font-style="normal" fo:font-weight="normal" style:language-asian="ja" style:country-asian="JP" style:font-style-asian="normal" style:font-weight-asian="normal" style:font-style-complex="normal" style:font-weight-complex="normal"/>
    </style:style>
    <style:style style:name="T12" style:family="text">
      <style:text-properties style:language-asian="ja" style:country-asian="JP"/>
    </style:style>
    <style:style style:name="T13" style:family="text">
      <style:text-properties fo:color="#bf0041" loext:opacity="100%" style:language-asian="ja" style:country-asian="JP"/>
    </style:style>
    <style:style style:name="T14" style:family="text">
      <style:text-properties fo:background-color="#ffff00" loext:char-shading-value="0" style:language-asian="ja" style:country-asian="JP"/>
    </style:style>
    <style:style style:name="T15" style:family="text">
      <style:text-properties fo:color="#000000" loext:opacity="100%" style:language-asian="ja" style:country-asian="JP"/>
    </style:style>
    <style:style style:name="T16" style:family="text">
      <style:text-properties fo:color="#000000" loext:opacity="100%" fo:font-weight="bold" style:language-asian="ja" style:country-asian="JP" style:font-weight-asian="bold" style:font-weight-complex="bold"/>
    </style:style>
    <style:style style:name="T17" style:family="text">
      <style:text-properties fo:color="#000000" loext:opacity="100%" fo:font-weight="normal" style:language-asian="ja" style:country-asian="JP"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bold" style:language-asian="ja" style:country-asian="JP" style:font-weight-asian="bold" style:font-weight-complex="bold"/>
    </style:style>
    <style:style style:name="T20" style:family="text">
      <style:text-properties fo:font-style="italic" style:text-underline-style="none" fo:font-weight="normal" style:language-asian="ja" style:country-asian="JP" style:font-style-asian="italic" style:font-weight-asian="normal" style:font-style-complex="italic" style:font-weight-complex="normal"/>
    </style:style>
    <style:style style:name="T21" style:family="text">
      <style:text-properties fo:color="#bf0041" loext:opacity="100%" fo:background-color="transparent" loext:char-shading-value="0" style:language-asian="ja" style:country-asian="JP"/>
    </style:style>
    <style:style style:name="T22" style:family="text">
      <style:text-properties fo:color="#bf0041" loext:opacity="100%" fo:background-color="transparent" loext:char-shading-value="0" style:language-asian="ja" style:country-asian="JP"/>
    </style:style>
    <style:style style:name="T23" style:family="text">
      <style:text-properties fo:color="#bf0041" loext:opacity="100%"/>
    </style:style>
    <style:style style:name="T24" style:family="text">
      <style:text-properties fo:color="#000000" loext:opacity="100%" fo:background-color="#ffff00" loext:char-shading-value="0" style:language-asian="ja" style:country-asian="JP"/>
    </style:style>
    <style:style style:name="T25" style:family="text">
      <style:text-properties fo:color="#000000" loext:opacity="100%" fo:background-color="#ffff00" loext:char-shading-value="0" style:language-asian="ja" style:country-asian="JP"/>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Highlighted text are features I’m</text:span><text:span text:style-name="T3"> interested to integrate to my own app</text:span></text:p>
      <text:p text:style-name="P1" loext:marker-style-name="T4"><text:span text:style-name="T4">Text in red are features I think is a detriment to the app (a.k.a. I can do better than this)</text:span><text:span text:style-name="T4"/></text:p>
      <text:p text:style-name="P2" loext:marker-style-name="T4"/>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of Contents</text:p>
          </text:index-title>
          <text:p text:style-name="P3"><text:span text:style-name="Index_20_Link">Recipe Keeper</text:span><text:tab/>2</text:p>
          <text:p text:style-name="P3">Tasty<text:tab/>3</text:p>
          <text:p text:style-name="P3">ReciMe<text:tab/>4</text:p>
          <text:p text:style-name="P3">Samsung Food<text:tab/>5</text:p>
          <text:p text:style-name="P3">SuperCook – Recipe Generator<text:tab/>6</text:p>
          <text:p text:style-name="P3">My Recipe Box: My Cookbook<text:tab/>7</text:p>
          <text:p text:style-name="P3">Cookpad recipes, homemade food<text:tab/>8</text:p>
          <text:p text:style-name="P3">Paprika Recipe Manager 3<text:tab/>9</text:p>
          <text:p text:style-name="P3">SideChef: Recipes &amp; Meal Plans<text:tab/>10</text:p>
          <text:p text:style-name="P3">CookBook – Recipe Manager<text:tab/>12</text:p>
          <text:p text:style-name="P3">COOKmate<text:tab/>13</text:p>
          <text:p text:style-name="P3">Mealime Meal Plans &amp; Recipes<text:tab/>14</text:p>
        </text:index-body>
      </text:table-of-content>
      <text:h text:style-name="P4" text:outline-level="1"/>
      <text:list xml:id="list2939851270" text:style-name="WWNum1">
        <text:list-item>
          <text:h text:style-name="P5" text:outline-level="1"><text:bookmark-start text:name="__RefHeading___Toc661_2749502784"/>Recipe Keeper <text:bookmark-end text:name="__RefHeading___Toc661_2749502784"/></text:h>
        </text:list-item>
      </text:list>
      <text:p text:style-name="P1" loext:marker-style-name="T5"><text:span text:style-name="T5">FIRST IMPRESSION</text:span><text:span text:style-name="T5"/></text:p>
      <text:list text:style-name="WWNum8">
        <text:list-item>
          <text:p text:style-name="P6" loext:marker-style-name="T5"><text:span text:style-name="T5">Shows overview of app features on first time opening</text:span><text:span text:style-name="T5"/></text:p>
        </text:list-item>
        <text:list-item>
          <text:p text:style-name="P6" loext:marker-style-name="T5"><text:span text:style-name="T5">App available for several devices and can sync</text:span><text:span text:style-name="T5"/></text:p>
        </text:list-item>
      </text:list>
      <text:p text:style-name="P1" loext:marker-style-name="T5"><text:span text:style-name="T5">RECIPE VIEWER</text:span><text:span text:style-name="T5"/></text:p>
      <text:list text:style-name="WWNum2">
        <text:list-item>
          <text:p text:style-name="P7" loext:marker-style-name="T5"><text:span text:style-name="T5">Source (e.g. website link)</text:span><text:span text:style-name="T5"/></text:p>
        </text:list-item>
        <text:list-item>
          <text:p text:style-name="P7" loext:marker-style-name="T6"><text:span text:style-name="T7">Changable serving size</text:span><text:span text:style-name="T6"/></text:p>
        </text:list-item>
        <text:list-item>
          <text:p text:style-name="P7" loext:marker-style-name="T5"><text:span text:style-name="T5">Prep and cook time</text:span><text:span text:style-name="T5"/></text:p>
        </text:list-item>
        <text:list-item>
          <text:p text:style-name="P7" loext:marker-style-name="T5"><text:span text:style-name="T5">Ingredients (dynamically change with serving size and measuring unit)</text:span><text:span text:style-name="T5"/></text:p>
        </text:list-item>
        <text:list-item>
          <text:p text:style-name="P7" loext:marker-style-name="T5"><text:span text:style-name="T5">Directions (written)</text:span><text:span text:style-name="T5"/></text:p>
        </text:list-item>
        <text:list-item>
          <text:p text:style-name="P7" loext:marker-style-name="T5"><text:span text:style-name="T5">Nutrition content (static)</text:span><text:span text:style-name="T5"/></text:p>
        </text:list-item>
        <text:list-item>
          <text:p text:style-name="P7" loext:marker-style-name="T5"><text:span text:style-name="T5">Photo of finished meal</text:span><text:span text:style-name="T5"/></text:p>
        </text:list-item>
      </text:list>
      <text:p text:style-name="P1" loext:marker-style-name="T5"><text:span text:style-name="T5">SHOPPING LIST</text:span><text:span text:style-name="T5"/></text:p>
      <text:list text:style-name="WWNum3">
        <text:list-item>
          <text:p text:style-name="P8"><text:span text:style-name="T5">Simple to-do list style of shopping list</text:span></text:p>
        </text:list-item>
      </text:list>
      <text:p text:style-name="P1" loext:marker-style-name="T5"><text:span text:style-name="T5">MEAL PLANNER</text:span><text:span text:style-name="T5"/></text:p>
      <text:list text:style-name="WWNum4">
        <text:list-item>
          <text:p text:style-name="P9"><text:span text:style-name="T5">Simple calendar-like meal planner, add a meal to each date</text:span></text:p>
        </text:list-item>
      </text:list>
      <text:p text:style-name="P1" loext:marker-style-name="T5"><text:span text:style-name="T5">RECIPE CREATOR</text:span><text:span text:style-name="T5"/></text:p>
      <text:list text:style-name="WWNum5">
        <text:list-item>
          <text:p text:style-name="P10" loext:marker-style-name="T5"><text:span text:style-name="T5">Manual creation</text:span><text:span text:style-name="T5"/></text:p>
          <text:list>
            <text:list-item>
              <text:p text:style-name="P10" loext:marker-style-name="T5"><text:span text:style-name="T5">Input every detail manually</text:span><text:span text:style-name="T5"/></text:p>
            </text:list-item>
          </text:list>
        </text:list-item>
        <text:list-item>
          <text:p text:style-name="P10" loext:marker-style-name="T6"><text:span text:style-name="T7">Import from website</text:span><text:span text:style-name="T6"/></text:p>
          <text:list>
            <text:list-item>
              <text:p text:style-name="P10" loext:marker-style-name="T5"><text:span text:style-name="T5">Can search for a website with a recipe (like a cooking blog or even from social media like instagram)</text:span><text:span text:style-name="T5"/></text:p>
            </text:list-item>
            <text:list-item>
              <text:p text:style-name="P10" loext:marker-style-name="T5"><text:span text:style-name="T5">Can scan the website and fetch the overview, ingredients, directions, and photos</text:span><text:span text:style-name="T5"/></text:p>
            </text:list-item>
            <text:list-item>
              <text:p text:style-name="P10" loext:marker-style-name="T5"><text:span text:style-name="T5">Mostly effective</text:span><text:span text:style-name="T5"/></text:p>
            </text:list-item>
          </text:list>
        </text:list-item>
        <text:list-item>
          <text:p text:style-name="P10" loext:marker-style-name="T6"><text:span text:style-name="T7">Scan from photo</text:span><text:span text:style-name="T6"/></text:p>
          <text:list>
            <text:list-item>
              <text:p text:style-name="P10" loext:marker-style-name="T5"><text:span text:style-name="T5">Similar to website, it looks for keywords and fetches ingredients and directions, etc</text:span><text:span text:style-name="T5"/></text:p>
            </text:list-item>
          </text:list>
        </text:list-item>
        <text:list-item>
          <text:p text:style-name="P10" loext:marker-style-name="T5"><text:span text:style-name="T5">Scan from PDF (Same as photo)</text:span><text:span text:style-name="T5"/></text:p>
        </text:list-item>
        <text:list-item>
          <text:p text:style-name="P10" loext:marker-style-name="T5"><text:span text:style-name="T5">Add from text (same as website)</text:span><text:span text:style-name="T5"/></text:p>
        </text:list-item>
      </text:list>
      <text:p text:style-name="P1" loext:marker-style-name="T6"><text:span text:style-name="T7">COOKBOOK EXPORTER</text:span><text:span text:style-name="T6"/></text:p>
      <text:list text:style-name="WWNum6">
        <text:list-item>
          <text:p text:style-name="P11" loext:marker-style-name="T5"><text:span text:style-name="T5">Can export all the recipes into a PDF so the user can print or share it </text:span><text:span text:style-name="T5"/></text:p>
        </text:list-item>
        <text:list-item>
          <text:p text:style-name="P11" loext:marker-style-name="T5"><text:span text:style-name="T5">Very customizable layout for both the cover and the recipes</text:span><text:span text:style-name="T5"/></text:p>
        </text:list-item>
        <text:list-item>
          <text:p text:style-name="P11" loext:marker-style-name="T5"><text:span text:style-name="T5">Not perfect, when text extend to multiple pages it sometimes split in awkward spots</text:span><text:span text:style-name="T5"/></text:p>
        </text:list-item>
      </text:list>
      <text:p text:style-name="P1" loext:marker-style-name="T5"><text:span text:style-name="T5">PRICING</text:span><text:span text:style-name="T5"/></text:p>
      <text:list text:style-name="WWNum7">
        <text:list-item>
          <text:p text:style-name="P12" loext:marker-style-name="T8"><text:span text:style-name="T8">Pro costs $24.99 one time purchase (this is not a cheap app, apparently PC version is pricier)</text:span><text:span text:style-name="T8"/></text:p>
        </text:list-item>
        <text:list-item>
          <text:p text:style-name="P12" loext:marker-style-name="T8"><text:span text:style-name="T8">Free version saves only up to 20 recipes, need pro for unlimited and syncing</text:span><text:span text:style-name="T8"/></text:p>
        </text:list-item>
        <text:list-item>
          <text:p text:style-name="P12" loext:marker-style-name="T8"><text:span text:style-name="T8">Syncing across devices (PC, Tablet, other phones)*</text:span><text:span text:style-name="T8"/></text:p>
        </text:list-item>
        <text:list-item>
          <text:p text:style-name="P12" loext:marker-style-name="T5"><text:span text:style-name="T5">Backup to cloud</text:span><text:span text:style-name="T5"/></text:p>
        </text:list-item>
        <text:list-item>
          <text:p text:style-name="P12" loext:marker-style-name="T8"><text:span text:style-name="T8">Sharing recipes to social media (I</text:span><text:span text:style-name="T9"> get the others but SHARING being paywalled is absurd)</text:span></text:p>
        </text:list-item>
        <text:list-item>
          <text:p text:style-name="P12" loext:marker-style-name="T5"><text:span text:style-name="T5">Export meal planner to calendar app</text:span><text:span text:style-name="T5"/></text:p>
        </text:list-item>
        <text:list-item>
          <text:p text:style-name="P12" loext:marker-style-name="T5"><text:span text:style-name="T5">Amazon Alexa integration</text:span><text:span text:style-name="T5"/></text:p>
        </text:list-item>
      </text:list>
      <text:p text:style-name="P1" loext:marker-style-name="T9"><text:span text:style-name="T9">* I didn’t buy the pro version but according to google reviews, the pro version purchase isn’t shared across different devices. Apparently if a user buys pro version on their phone, they can’t sync to PCs, tablets, or other phones unless they re-purchase pro version on those other devices. From my experience using the app for this research, this isn’t mentioned anywhere in the purchase prompt, a complaint shared by most 1 star reviews of the app.</text:span><text:span text:style-name="T9"/></text:p>
      <text:p text:style-name="P1" loext:marker-style-name="T10"><text:span text:style-name="T10">Conclusion: </text:span><text:span text:style-name="T10"/></text:p>
      <text:p text:style-name="P1" loext:marker-style-name="T11"><text:span text:style-name="T11">Really good app with the main complaint being the questionable payment services. Even then, a one-time payment is preferred over subscription models.</text:span><text:span text:style-name="T11"/></text:p>
      <text:list xml:id="list5032182615056" text:continue-list="list2939851270" text:style-name="WWNum1">
        <text:list-item>
          <text:h text:style-name="P5" text:outline-level="1"><text:bookmark-start text:name="__RefHeading___Toc663_2749502784"/>Tasty<text:bookmark-end text:name="__RefHeading___Toc663_2749502784"/></text:h>
        </text:list-item>
      </text:list>
      <text:p text:style-name="P1">FIRST IMPRESSION</text:p>
      <text:list text:style-name="WWNum9">
        <text:list-item>
          <text:p text:style-name="P13" loext:marker-style-name="T1"><text:span text:style-name="T2">First time opening the app: immediately asks for food preferences</text:span><text:span text:style-name="T1"/></text:p>
          <text:list>
            <text:list-item>
              <text:p text:style-name="P13" loext:marker-style-name="T12"><text:span text:style-name="T12">Vegan or no vegan</text:span><text:span text:style-name="T12"/></text:p>
            </text:list-item>
            <text:list-item>
              <text:p text:style-name="P13" loext:marker-style-name="T12"><text:span text:style-name="T12">Asks what recipes are you seeking (health, comfort food, easy prep, etc)</text:span><text:span text:style-name="T12"/></text:p>
            </text:list-item>
            <text:list-item>
              <text:p text:style-name="P13" loext:marker-style-name="T13"><text:span text:style-name="T13">Doesn’t seem to have a way to change these preferences afterwards</text:span><text:span text:style-name="T13"/></text:p>
            </text:list-item>
          </text:list>
        </text:list-item>
        <text:list-item>
          <text:p text:style-name="P13" loext:marker-style-name="T12"><text:span text:style-name="T12">Prompts to create an account for personalized experience (I decided against it for now)</text:span><text:span text:style-name="T12"/></text:p>
        </text:list-item>
        <text:list-item>
          <text:p text:style-name="P13" loext:marker-style-name="T12"><text:span text:style-name="T12">Prompts permission to share user data (I rejected)</text:span><text:span text:style-name="T12"/></text:p>
        </text:list-item>
      </text:list>
      <text:p text:style-name="P1" loext:marker-style-name="T12"><text:span text:style-name="T12">RECIPE BROWSER</text:span><text:span text:style-name="T12"/></text:p>
      <text:list text:style-name="WWNum10">
        <text:list-item>
          <text:p text:style-name="P14" loext:marker-style-name="T12"><text:span text:style-name="T12">Shows recipes from online database (presumably based on the chosen food preferences)</text:span><text:span text:style-name="T12"/></text:p>
        </text:list-item>
        <text:list-item>
          <text:p text:style-name="P14" loext:marker-style-name="T12"><text:span text:style-name="T12">The recipe icons shows prep time, </text:span><text:span text:style-name="T3">% of likes from users</text:span><text:span text:style-name="T12">, and photo of finished product</text:span></text:p>
        </text:list-item>
      </text:list>
      <text:p text:style-name="P1" loext:marker-style-name="T12"><text:span text:style-name="T12">RECIPE VIEWER</text:span><text:span text:style-name="T12"/></text:p>
      <text:list text:style-name="WWNum11">
        <text:list-item>
          <text:p text:style-name="P15" loext:marker-style-name="T12"><text:span text:style-name="T12">Brief paragraph describing what kind of food this is, where is it from, and other fluff</text:span><text:span text:style-name="T12"/></text:p>
        </text:list-item>
        <text:list-item>
          <text:p text:style-name="P15" loext:marker-style-name="T12"><text:span text:style-name="T12">Show source (seems to mostly based on official cookbooks)</text:span><text:span text:style-name="T12"/></text:p>
        </text:list-item>
        <text:list-item>
          <text:p text:style-name="P15" loext:marker-style-name="T12"><text:span text:style-name="T12">Show % of likes and prep time</text:span><text:span text:style-name="T12"/></text:p>
        </text:list-item>
        <text:list-item>
          <text:p text:style-name="P15" loext:marker-style-name="T14"><text:span text:style-name="T3">Show 1-2 minute fast forwarded video of the food being prepared</text:span><text:span text:style-name="T14"/></text:p>
        </text:list-item>
        <text:list-item>
          <text:p text:style-name="P15" loext:marker-style-name="T12"><text:span text:style-name="T12">Show ingredients list (dynamically change based on serving size)</text:span><text:span text:style-name="T12"/></text:p>
          <text:list>
            <text:list-item>
              <text:p text:style-name="P15" loext:marker-style-name="T14"><text:span text:style-name="T3">If ingredient has a keyword like “minced” or “diced”, user can click it to show a short tutorial video on how to do said action</text:span><text:span text:style-name="T14"/></text:p>
            </text:list-item>
          </text:list>
        </text:list-item>
        <text:list-item>
          <text:p text:style-name="P15" loext:marker-style-name="T12"><text:span text:style-name="T12">Show estimated nutrition</text:span><text:span text:style-name="T12"/></text:p>
        </text:list-item>
        <text:list-item>
          <text:p text:style-name="P15" loext:marker-style-name="T14"><text:span text:style-name="T3">Show option to buy ingredients by connecting to an external shopping app Instacart or Walmart</text:span><text:span text:style-name="T14"/></text:p>
        </text:list-item>
        <text:list-item>
          <text:p text:style-name="P15" loext:marker-style-name="T12"><text:span text:style-name="T12">Show tips which are basically comments from users who’ve made the food</text:span><text:span text:style-name="T12"/></text:p>
        </text:list-item>
        <text:list-item>
          <text:p text:style-name="P15" loext:marker-style-name="T12"><text:span text:style-name="T12">Show related recipes</text:span><text:span text:style-name="T12"/></text:p>
        </text:list-item>
        <text:list-item>
          <text:p text:style-name="P15" loext:marker-style-name="T12"><text:span text:style-name="T12">Show instructions for cooking the food</text:span><text:span text:style-name="T12"/></text:p>
          <text:list>
            <text:list-item>
              <text:p text:style-name="P15" loext:marker-style-name="T14"><text:span text:style-name="T3">Instructions also has a step-by-step mode where you can see an excerpt of the aforementioned food prep video, a short excerpt that corresponds to the preparation step.</text:span><text:span text:style-name="T14"/></text:p>
            </text:list-item>
          </text:list>
        </text:list-item>
      </text:list>
      <text:p text:style-name="P1" loext:marker-style-name="T12"><text:span text:style-name="T12">COMMUNITY TAB</text:span><text:span text:style-name="T12"/></text:p>
      <text:list text:style-name="WWNum12">
        <text:list-item>
          <text:p text:style-name="P16" loext:marker-style-name="T12"><text:span text:style-name="T12">Kinda like twitter, show users commenting on what they’ve cooked along with a link to said recipe.</text:span><text:span text:style-name="T12"/></text:p>
        </text:list-item>
        <text:list-item>
          <text:p text:style-name="P16" loext:marker-style-name="T15"><text:span text:style-name="T15">Buzzfeed actually found a way to include doomscrolling on a recipe app of all things</text:span><text:span text:style-name="T15"/></text:p>
        </text:list-item>
      </text:list>
      <text:p text:style-name="P1" loext:marker-style-name="T12"><text:span text:style-name="T12">CART TAB</text:span><text:span text:style-name="T12"/></text:p>
      <text:list text:style-name="WWNum13">
        <text:list-item>
          <text:p text:style-name="P17" loext:marker-style-name="T12"><text:span text:style-name="T12">Used to order ingredients as mentioned before</text:span><text:span text:style-name="T12"/></text:p>
        </text:list-item>
        <text:list-item>
          <text:p text:style-name="P17" loext:marker-style-name="T12"><text:span text:style-name="T12">This tab stores all ingredients you want to order, filling up the cart, allowing to bulk buy ingredients for multiple recipes if desired</text:span><text:span text:style-name="T12"/></text:p>
        </text:list-item>
        <text:list-item>
          <text:p text:style-name="P17" loext:marker-style-name="T14"><text:span text:style-name="T3">Allows swapping of desired brands of ingredient if desired </text:span><text:span text:style-name="T14"/></text:p>
        </text:list-item>
        <text:list-item>
          <text:p text:style-name="P17" loext:marker-style-name="T14"><text:span text:style-name="T3">Purchasing, delivery, and customization of brands are kinda dependent on external shopping apps which presumably are working together with this app</text:span><text:span text:style-name="T14"/></text:p>
        </text:list-item>
      </text:list>
      <text:p text:style-name="P1" loext:marker-style-name="T12"><text:span text:style-name="T12">ACCOUNT TAB</text:span><text:span text:style-name="T12"/></text:p>
      <text:list text:style-name="WWNum14">
        <text:list-item>
          <text:p text:style-name="P18" loext:marker-style-name="T12"><text:span text:style-name="T12">Didn’t make an account for this research</text:span><text:span text:style-name="T12"/></text:p>
        </text:list-item>
        <text:list-item>
          <text:p text:style-name="P18" loext:marker-style-name="T12"><text:span text:style-name="T12">Seems to be mostly to bookmark recipes, give likes, and share comments</text:span><text:span text:style-name="T12"/></text:p>
        </text:list-item>
      </text:list>
      <text:p text:style-name="P19" loext:marker-style-name="T13"/>
      <text:p text:style-name="P1" loext:marker-style-name="T13"><text:span text:style-name="T13">according to some google playstore reviews, all these fluff and features does end up making the app very expensive in terms of internet data usage</text:span><text:span text:style-name="T13"/></text:p>
      <text:p text:style-name="P19" loext:marker-style-name="T13"/>
      <text:p text:style-name="P1" loext:marker-style-name="T16"><text:span text:style-name="T16">Conclusion: </text:span><text:span text:style-name="T16"/></text:p>
      <text:p text:style-name="P1" loext:marker-style-name="T17"><text:span text:style-name="T17">Incredible app for looking up recipes, incredible instructions with video tutorials and connection to shopping apps. But that’s it, it’s an app to look up recipes. This doesn’t give the users an option of creating their own recipes, so it’s not a competition for our app but can be a source of inspiration. It also seems to be completely free as far as I can tell.</text:span><text:span text:style-name="T17"/></text:p>
      <text:list xml:id="list5032525186898" text:continue-list="list5032182615056" text:style-name="WWNum1">
        <text:list-item>
          <text:h text:style-name="P5" text:outline-level="1" loext:marker-style-name="T12"><text:bookmark-start text:name="__RefHeading___Toc665_2749502784"/><text:span text:style-name="T12">ReciMe</text:span><text:bookmark-end text:name="__RefHeading___Toc665_2749502784"/><text:span text:style-name="T12"/></text:h>
        </text:list-item>
      </text:list>
      <text:p text:style-name="P1" loext:marker-style-name="T12"><text:span text:style-name="T12">FIRST IMPRESSIONS</text:span><text:span text:style-name="T12"/></text:p>
      <text:list text:style-name="WWNum15">
        <text:list-item>
          <text:p text:style-name="P20" loext:marker-style-name="T12"><text:span text:style-name="T12">On startup shows food goals options (healthy, save money, improve skills, try new cuisines)</text:span><text:span text:style-name="T12"/></text:p>
        </text:list-item>
        <text:list-item>
          <text:p text:style-name="P20" loext:marker-style-name="T12"><text:span text:style-name="T12">Shows a bunch of metrics like 92% of ReciMe users saved money</text:span><text:span text:style-name="T12"/></text:p>
        </text:list-item>
        <text:list-item>
          <text:p text:style-name="P20" loext:marker-style-name="T15"><text:span text:style-name="T15">Ask how did you hear about us. Ask how often you cook per week.</text:span><text:span text:style-name="T15"/></text:p>
        </text:list-item>
        <text:list-item>
          <text:p text:style-name="P20" loext:marker-style-name="T12"><text:span text:style-name="T12">Ask for dietary specifications (vegan, high protein, low carb)</text:span><text:span text:style-name="T12"/></text:p>
        </text:list-item>
        <text:list-item>
          <text:p text:style-name="P20" loext:marker-style-name="T12"><text:span text:style-name="T12">Ask where do you get recipes from (IG, Tiktok, other websites, cookbooks, etc)</text:span><text:span text:style-name="T12"/></text:p>
        </text:list-item>
        <text:list-item>
          <text:p text:style-name="P20" loext:marker-style-name="T12"><text:span text:style-name="T12">Ask for how old am I??? Ask how do I organize recipes</text:span><text:span text:style-name="T12"/></text:p>
        </text:list-item>
        <text:list-item>
          <text:p text:style-name="P20" loext:marker-style-name="T13"><text:span text:style-name="T13">I really don’t like how this starts with a blatant data collecting questionnaire</text:span><text:span text:style-name="T13"/></text:p>
        </text:list-item>
        <text:list-item>
          <text:p text:style-name="P20" loext:marker-style-name="T13"><text:span text:style-name="T13">Also prompts giving a rating on Gplay before I even started using the app</text:span><text:span text:style-name="T13"/></text:p>
        </text:list-item>
      </text:list>
      <text:p text:style-name="P1" loext:marker-style-name="T12"><text:span text:style-name="T12">PRICING</text:span><text:span text:style-name="T12"/></text:p>
      <text:list text:style-name="WWNum16">
        <text:list-item>
          <text:p text:style-name="P21" loext:marker-style-name="T13"><text:span text:style-name="T13">A subscription service for $49.99 per year</text:span><text:span text:style-name="T13"/></text:p>
        </text:list-item>
        <text:list-item>
          <text:p text:style-name="P21" loext:marker-style-name="T12"><text:span text:style-name="T12">(gives you 7 days free trial)</text:span><text:span text:style-name="T12"/></text:p>
        </text:list-item>
        <text:list-item>
          <text:p text:style-name="P21" loext:marker-style-name="T13"><text:span text:style-name="T13">Even for the free trial you’re forced to register for the subscription (hope you remember to cancel it)</text:span><text:span text:style-name="T13"/></text:p>
        </text:list-item>
      </text:list>
      <text:p text:style-name="P1" loext:marker-style-name="T12"><text:span text:style-name="T12">RECIPE CREATOR</text:span><text:span text:style-name="T12"/></text:p>
      <text:list text:style-name="WWNum17">
        <text:list-item>
          <text:p text:style-name="P22" loext:marker-style-name="T12"><text:span text:style-name="T12">Manual creation possible too</text:span><text:span text:style-name="T12"/></text:p>
        </text:list-item>
        <text:list-item>
          <text:p text:style-name="P22" loext:marker-style-name="T12"><text:span text:style-name="T12">Can import recipes from photo and website (similar to Recipe Keeper) or from plaintext</text:span><text:span text:style-name="T12"/></text:p>
        </text:list-item>
        <text:list-item>
          <text:p text:style-name="P22" loext:marker-style-name="T14"><text:span text:style-name="T3">Can import from VIDEOS like youtube or tiktok by using an audio-to-text interpreter (not perfect but neat idea)</text:span><text:span text:style-name="T14"/></text:p>
        </text:list-item>
      </text:list>
      <text:p text:style-name="P1" loext:marker-style-name="T12"><text:span text:style-name="T12">RECIPE VIEWER</text:span><text:span text:style-name="T12"/></text:p>
      <text:list text:continue-numbering="true" text:style-name="WWNum17">
        <text:list-item>
          <text:p text:style-name="P22" loext:marker-style-name="T12"><text:span text:style-name="T12">Recipe shows the standard ingredients, instructions, and nutrition estimation</text:span><text:span text:style-name="T12"/></text:p>
        </text:list-item>
        <text:list-item>
          <text:p text:style-name="P22" loext:marker-style-name="T12"><text:span text:style-name="T12">Prep time, cook time, and a photo of the finished product</text:span><text:span text:style-name="T12"/></text:p>
        </text:list-item>
        <text:list-item>
          <text:p text:style-name="P22" loext:marker-style-name="T13"><text:span text:style-name="T13">Also has a rating system even though this has no social media aspects so why???</text:span><text:span text:style-name="T13"/></text:p>
        </text:list-item>
        <text:list-item>
          <text:p text:style-name="P22" loext:marker-style-name="T12"><text:span text:style-name="T12">Dynamic ingredient amount adjustment based on serving size</text:span><text:span text:style-name="T12"/></text:p>
        </text:list-item>
        <text:list-item>
          <text:p text:style-name="P22" loext:marker-style-name="T12"><text:span text:style-name="T12">Can click to add ingredients to cart</text:span><text:span text:style-name="T12"/></text:p>
        </text:list-item>
      </text:list>
      <text:p text:style-name="P1" loext:marker-style-name="T12"><text:span text:style-name="T12">MEAL PLANNER</text:span><text:span text:style-name="T12"/></text:p>
      <text:list text:style-name="WWNum18">
        <text:list-item>
          <text:p text:style-name="P23" loext:marker-style-name="T12"><text:span text:style-name="T12">Standard calendar-like system just like Recipe Keeper</text:span><text:span text:style-name="T12"/></text:p>
        </text:list-item>
      </text:list>
      <text:p text:style-name="P1" loext:marker-style-name="T12"><text:span text:style-name="T12">SHOPPING CART</text:span><text:span text:style-name="T12"/></text:p>
      <text:list text:style-name="WWNum19">
        <text:list-item>
          <text:p text:style-name="P24" loext:marker-style-name="T14"><text:span text:style-name="T3">Supports sending recipe ingredients to InstaCart shopping app (just like tasty)</text:span><text:span text:style-name="T14"/></text:p>
        </text:list-item>
        <text:list-item>
          <text:p text:style-name="P24" loext:marker-style-name="T12"><text:span text:style-name="T12">Also shows Walmart app as coming soon</text:span><text:span text:style-name="T12"/></text:p>
        </text:list-item>
      </text:list>
      <text:p text:style-name="P1" loext:marker-style-name="T12"><text:span text:style-name="T12">OTHERS</text:span><text:span text:style-name="T12"/></text:p>
      <text:list text:style-name="WWNum20">
        <text:list-item>
          <text:p text:style-name="P25" loext:marker-style-name="T12"><text:span text:style-name="T12">Can show trending recipes which shows which recipes has been imported the most (from social media or websites) on the past week</text:span><text:span text:style-name="T12"/></text:p>
        </text:list-item>
        <text:list-item>
          <text:p text:style-name="P25" loext:marker-style-name="T13"><text:span text:style-name="T13">Requires an account to use despite having no social media features so there’s no reason to have an account outside of saving recipes on the cloud I suppose</text:span><text:span text:style-name="T13"/></text:p>
        </text:list-item>
      </text:list>
      <text:p text:style-name="P19" loext:marker-style-name="T13"/>
      <text:p text:style-name="P1" loext:marker-style-name="T16"><text:span text:style-name="T16">Conclusion: </text:span><text:span text:style-name="T16"/></text:p>
      <text:p text:style-name="P1" loext:marker-style-name="T18"><text:span text:style-name="T17">I don’t like it. </text:span><text:span text:style-name="T5">It’s almost the exact same as Recipe Keeper, but with the added benefits of importing from videos and tie-in with instacart grocery app. But these additions aren’t worth the much worse pricing model (expensive subscription vs RK’s one-time payment). Also has some questionable elements like a useless rating system and a blatant data collecting questionnaire at the start of the app. </text:span></text:p>
      <text:p text:style-name="P26" loext:marker-style-name="T16"/>
      <text:p text:style-name="P1" loext:marker-style-name="T16"><text:span text:style-name="T16">Note: I’ve cancelled the free trial subscription so I can’t revisit this app in the future. This research is final.</text:span><text:span text:style-name="T16"/></text:p>
      <text:p text:style-name="P26" loext:marker-style-name="T16"/>
      <text:list xml:id="list5031615696868" text:continue-list="list5032525186898" text:style-name="WWNum1">
        <text:list-item>
          <text:h text:style-name="P5" text:outline-level="1" loext:marker-style-name="T12"><text:bookmark-start text:name="__RefHeading___Toc667_2749502784"/><text:span text:style-name="T12">Samsung Food</text:span><text:bookmark-end text:name="__RefHeading___Toc667_2749502784"/><text:span text:style-name="T12"/></text:h>
        </text:list-item>
      </text:list>
      <text:p text:style-name="P1" loext:marker-style-name="T12"><text:span text:style-name="T12">FIRST IMPRESSIONS</text:span><text:span text:style-name="T12"/></text:p>
      <text:list text:style-name="WWNum21">
        <text:list-item>
          <text:p text:style-name="P27" loext:marker-style-name="T12"><text:span text:style-name="T12">Another app that needs you to login to use...</text:span><text:span text:style-name="T12"/></text:p>
        </text:list-item>
        <text:list-item>
          <text:p text:style-name="P27" loext:marker-style-name="T12"><text:span text:style-name="T12">Asks what you want from the app (health, easy recipe, meal planning, grocery)</text:span><text:span text:style-name="T12"/></text:p>
        </text:list-item>
        <text:list-item>
          <text:p text:style-name="P27" loext:marker-style-name="T14"><text:span text:style-name="T3">Ask for special diet (Dairy free, Keto, Glut free, Vegan, etc)</text:span><text:span text:style-name="T14"/></text:p>
        </text:list-item>
        <text:list-item>
          <text:p text:style-name="P27" loext:marker-style-name="T14"><text:span text:style-name="T3">Ask for any ingredient tha needs to be avoided</text:span><text:span text:style-name="T14"/></text:p>
        </text:list-item>
        <text:list-item>
          <text:p text:style-name="P27" loext:marker-style-name="T12"><text:span text:style-name="T12">Ask for amount of meals per week</text:span><text:span text:style-name="T12"/></text:p>
        </text:list-item>
        <text:list-item>
          <text:p text:style-name="P27" loext:marker-style-name="T14"><text:span text:style-name="T3">Has communities and recommends joining some </text:span><text:span text:style-name="T14"/></text:p>
        </text:list-item>
        <text:list-item>
          <text:p text:style-name="P27" loext:marker-style-name="T12"><text:span text:style-name="T12">Immediately recommends some recipes to bookmark based on preferneces</text:span><text:span text:style-name="T12"/></text:p>
        </text:list-item>
        <text:list-item>
          <text:p text:style-name="P27" loext:marker-style-name="T12"><text:span text:style-name="T12">Recommends a pre-made plan to follow if wanted</text:span><text:span text:style-name="T12"/></text:p>
        </text:list-item>
      </text:list>
      <text:p text:style-name="P1" loext:marker-style-name="T12"><text:span text:style-name="T12">PRICING</text:span><text:span text:style-name="T12"/></text:p>
      <text:list text:style-name="WWNum22">
        <text:list-item>
          <text:p text:style-name="P28" loext:marker-style-name="T13"><text:span text:style-name="T13">Pro version at subscription model of $9.49 per month or $82.99 per year</text:span><text:span text:style-name="T13"/></text:p>
        </text:list-item>
      </text:list>
      <text:p text:style-name="P1" loext:marker-style-name="T12"><text:span text:style-name="T12">COMMUNITIES</text:span><text:span text:style-name="T12"/></text:p>
      <text:list text:style-name="WWNum23">
        <text:list-item>
          <text:p text:style-name="P29" loext:marker-style-name="T14"><text:span text:style-name="T3">Kinda like social media groups, allows sharing of recipes and chat room</text:span><text:span text:style-name="T14"/></text:p>
        </text:list-item>
      </text:list>
      <text:p text:style-name="P1" loext:marker-style-name="T12"><text:span text:style-name="T12">RECIPE VIEWER</text:span><text:span text:style-name="T12"/></text:p>
      <text:list text:style-name="WWNum24">
        <text:list-item>
          <text:p text:style-name="P30" loext:marker-style-name="T12"><text:span text:style-name="T12">Has ingredient list that can be added to shopping cart, and modifiable serving size</text:span><text:span text:style-name="T12"/></text:p>
        </text:list-item>
        <text:list-item>
          <text:p text:style-name="P30" loext:marker-style-name="T12"><text:span text:style-name="T12">Rating of likes-dislikes, recommends similar recipes, and show comments of other users</text:span><text:span text:style-name="T12"/></text:p>
        </text:list-item>
        <text:list-item>
          <text:p text:style-name="P30" loext:marker-style-name="T13"><text:span text:style-name="T13">Instruction isn’t built in but rather shows the website link of the recipe source. This just feels unprofessional as the target website might be filled with popup ads.</text:span><text:span text:style-name="T13"/></text:p>
        </text:list-item>
        <text:list-item>
          <text:p text:style-name="P30" loext:marker-style-name="T13"><text:span text:style-name="T13">Shows health score based on USDA recommendations? I guess it’s not a bad idea but personally would still prefer an macronutrient estimation.</text:span><text:span text:style-name="T13"/></text:p>
        </text:list-item>
        <text:list-item>
          <text:p text:style-name="P30" loext:marker-style-name="T13"><text:span text:style-name="T13">Has a smart cooking mode that uses AI to summarize the cooking instructions... even though they often end up more bloated than the original instructions. Also this has limited uses for a free user anyways. Plus it’s so much slower too since you have to wait like 30 seconds for the AI to generate it’s summary.</text:span><text:span text:style-name="T13"/></text:p>
        </text:list-item>
      </text:list>
      <text:p text:style-name="P1" loext:marker-style-name="T12"><text:span text:style-name="T12">CART</text:span><text:span text:style-name="T12"/></text:p>
      <text:list text:style-name="WWNum25">
        <text:list-item>
          <text:p text:style-name="P31" loext:marker-style-name="T12"><text:span text:style-name="T12">Links to a shopping website, not bad though not as good as a direct link to a shopping app </text:span><text:span text:style-name="T12"/></text:p>
        </text:list-item>
      </text:list>
      <text:p text:style-name="P1" loext:marker-style-name="T12"><text:span text:style-name="T12">RECIPE CREATOR</text:span><text:span text:style-name="T12"/></text:p>
      <text:list text:style-name="WWNum26">
        <text:list-item>
          <text:p text:style-name="P32" loext:marker-style-name="T12"><text:span text:style-name="T12">Add recipe from URL or photo available.</text:span><text:span text:style-name="T12"/></text:p>
        </text:list-item>
        <text:list-item>
          <text:p text:style-name="P32" loext:marker-style-name="T13"><text:span text:style-name="T13">But photo adder is limited for free users, presumably because it uses generative AI instead of a basic text-recognition like the others</text:span><text:span text:style-name="T13"/></text:p>
        </text:list-item>
        <text:list-item>
          <text:p text:style-name="P32" loext:marker-style-name="T12"><text:span text:style-name="T12">Manual recipe creation possible</text:span><text:span text:style-name="T12"/></text:p>
        </text:list-item>
      </text:list>
      <text:p text:style-name="P1" loext:marker-style-name="T12"><text:span text:style-name="T12">MEAL PLANNER</text:span><text:span text:style-name="T12"/></text:p>
      <text:list text:style-name="WWNum27">
        <text:list-item>
          <text:p text:style-name="P33" loext:marker-style-name="T12"><text:span text:style-name="T12">Standard calendar-style meal planner, UI is a bit better but nothing special</text:span><text:span text:style-name="T12"/></text:p>
        </text:list-item>
      </text:list>
      <text:p text:style-name="P34" loext:marker-style-name="T12"/>
      <text:p text:style-name="P1" loext:marker-style-name="T19"><text:span text:style-name="T19">Conclusion: </text:span><text:span text:style-name="T19"/></text:p>
      <text:p text:style-name="P1" loext:marker-style-name="T12"><text:span text:style-name="T12">A social media recipe app that feels like worse than Tasty in every way besides the ability for users to create their own recipes. But the recipe creator is worse than Recipe Keeper and ReciMe’s. Subscription model of pricing which nobody likes. And usage of AI that feels unneccessary when the previous apps can get by with (presumably) basic text recognition algorithms. </text:span><text:span text:style-name="T12"/></text:p>
      <text:p text:style-name="P34" loext:marker-style-name="T12"/>
      <text:p text:style-name="P1" loext:marker-style-name="T12"><text:span text:style-name="T12">It has the best preference selector thus far though, with being able to filter specific dietary requirement and ingredients (the others are usually just vegan vs no vegan). And the communities thing is an interesting idea worth exploring.</text:span><text:span text:style-name="T12"/></text:p>
      <text:p text:style-name="P34" loext:marker-style-name="T12"/>
      <text:list xml:id="list5032190226100" text:continue-list="list5031615696868" text:style-name="WWNum1">
        <text:list-item>
          <text:h text:style-name="P35" text:outline-level="1" loext:marker-style-name="T12"><text:bookmark-start text:name="__RefHeading___Toc669_2749502784"/><text:span text:style-name="T12">SuperCook – Recipe Generator</text:span><text:bookmark-end text:name="__RefHeading___Toc669_2749502784"/><text:span text:style-name="T12"/></text:h>
        </text:list-item>
      </text:list>
      <text:p text:style-name="P36" loext:marker-style-name="T12"><text:span text:style-name="T12">FIRST IMPRESSIONS</text:span><text:span text:style-name="T12"/></text:p>
      <text:list text:style-name="WWNum28">
        <text:list-item>
          <text:p text:style-name="P37" loext:marker-style-name="T12"><text:span text:style-name="T12">No first time intro, straight to the app</text:span><text:span text:style-name="T12"/></text:p>
        </text:list-item>
      </text:list>
      <text:p text:style-name="P36" loext:marker-style-name="T12"><text:span text:style-name="T12">PANTRY</text:span><text:span text:style-name="T12"/></text:p>
      <text:list text:style-name="WWNum29">
        <text:list-item>
          <text:p text:style-name="P38" loext:marker-style-name="T12"><text:span text:style-name="T12">Add ingredients to the pantry (salt pepper and water are auto assume to have)</text:span><text:span text:style-name="T12"/></text:p>
        </text:list-item>
        <text:list-item>
          <text:p text:style-name="P38" loext:marker-style-name="T12"><text:span text:style-name="T12">Can use plaintext or clicking UI buttons</text:span><text:span text:style-name="T12"/></text:p>
        </text:list-item>
        <text:list-item>
          <text:p text:style-name="P38" loext:marker-style-name="T14"><text:span text:style-name="T3">Can also use voice to add ingredients, suprisingly accurate</text:span><text:span text:style-name="T14"/></text:p>
        </text:list-item>
        <text:list-item>
          <text:p text:style-name="P38" loext:marker-style-name="T14"><text:span text:style-name="T3">Ingredients are automatically categorized (veggies, meat, dairies, herbs, etc)</text:span><text:span text:style-name="T14"/></text:p>
        </text:list-item>
        <text:list-item>
          <text:p text:style-name="P38" loext:marker-style-name="T12"><text:span text:style-name="T12">Ingredients cannot be added freely and are limited to a built in catalog (contains almost 300 different types of ingredient divided into 32 categories)</text:span><text:span text:style-name="T12"/></text:p>
          <text:list>
            <text:list-item>
              <text:p text:style-name="P38" loext:marker-style-name="T12"><text:span text:style-name="T12">Allows user to suggest ingredient to the developer</text:span><text:span text:style-name="T12"/></text:p>
            </text:list-item>
          </text:list>
        </text:list-item>
        <text:list-item>
          <text:p text:style-name="P38" loext:marker-style-name="T12"><text:span text:style-name="T12">Only lists that an ingredient is present, doesn’t keep track of quantity </text:span><text:span text:style-name="T12"/></text:p>
        </text:list-item>
      </text:list>
      <text:p text:style-name="P36" loext:marker-style-name="T12"><text:span text:style-name="T12">MENU</text:span><text:span text:style-name="T12"/></text:p>
      <text:list text:style-name="WWNum30">
        <text:list-item>
          <text:p text:style-name="P39" loext:marker-style-name="T14"><text:span text:style-name="T3">Can look up all recipes that can be made with the available ingredients</text:span><text:span text:style-name="T14"/></text:p>
        </text:list-item>
        <text:list-item>
          <text:p text:style-name="P39" loext:marker-style-name="T14"><text:span text:style-name="T3">Filter by: key ingredient, exclude certain ingredients, meal type, etc</text:span><text:span text:style-name="T14"/></text:p>
        </text:list-item>
        <text:list-item>
          <text:p text:style-name="P39" loext:marker-style-name="T14"><text:span text:style-name="T3">If user wants to, can also show recipes where they’re missing 1 ingredient</text:span><text:span text:style-name="T14"/></text:p>
        </text:list-item>
        <text:list-item>
          <text:p text:style-name="P39" loext:marker-style-name="T12"><text:span text:style-name="T12">Recipes originate from external websites, not built in</text:span><text:span text:style-name="T12"/></text:p>
        </text:list-item>
      </text:list>
      <text:p text:style-name="P36" loext:marker-style-name="T12"><text:span text:style-name="T12">ACCOUNT</text:span><text:span text:style-name="T12"/></text:p>
      <text:list text:style-name="WWNum31">
        <text:list-item>
          <text:p text:style-name="P40" loext:marker-style-name="T12"><text:span text:style-name="T12">Used to save recipes as favorites</text:span><text:span text:style-name="T12"/></text:p>
        </text:list-item>
      </text:list>
      <text:p text:style-name="P36" loext:marker-style-name="T12"><text:span text:style-name="T12">CART</text:span><text:span text:style-name="T12"/></text:p>
      <text:list text:style-name="WWNum32">
        <text:list-item>
          <text:p text:style-name="P41" loext:marker-style-name="T12"><text:span text:style-name="T12">Simple to do list </text:span><text:span text:style-name="T12"/></text:p>
        </text:list-item>
      </text:list>
      <text:p text:style-name="P36" loext:marker-style-name="T12"><text:span text:style-name="T12">PRICING</text:span><text:span text:style-name="T12"/></text:p>
      <text:list text:style-name="WWNum33">
        <text:list-item>
          <text:p text:style-name="P42" loext:marker-style-name="T12"><text:span text:style-name="T12">Completely free app with neither in-app purchase nor ads</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Simple app to look up recipes from available ingredients. No creation of own recipes, and only looks up recipes from external websites. A good source of inspiration for my app, not a market competitor.</text:span><text:span text:style-name="T5"/></text:p>
      <text:p text:style-name="P44" loext:marker-style-name="T5"/>
      <text:p text:style-name="P36" loext:marker-style-name="T20"><text:span text:style-name="T20">The custom pre-built ingredient list is something I’m unsure of. Allowing custom ingredients should be better, but this custom limited ingredient list might be necessary for the voice recognition. Something to think about</text:span><text:span text:style-name="T20"/></text:p>
      <text:p text:style-name="P45" loext:marker-style-name="T20"/>
      <text:list xml:id="list5032421790474" text:continue-list="list5032190226100" text:style-name="WWNum1">
        <text:list-item>
          <text:h text:style-name="P35" text:outline-level="1" loext:marker-style-name="T12"><text:bookmark-start text:name="__RefHeading___Toc671_2749502784"/><text:span text:style-name="T12">My Recipe Box: My Cookbook</text:span><text:bookmark-end text:name="__RefHeading___Toc671_2749502784"/><text:span text:style-name="T12"/></text:h>
        </text:list-item>
      </text:list>
      <text:p text:style-name="P36" loext:marker-style-name="T12"><text:span text:style-name="T12">FIRST IMPRESSIONS</text:span><text:span text:style-name="T12"/></text:p>
      <text:list text:style-name="WWNum34">
        <text:list-item>
          <text:p text:style-name="P46" loext:marker-style-name="T12"><text:span text:style-name="T12">Intro on app capabilities upon first use</text:span><text:span text:style-name="T12"/></text:p>
        </text:list-item>
        <text:list-item>
          <text:p text:style-name="P46" loext:marker-style-name="T13"><text:span text:style-name="T13">Free version has ads and they’re VERY <text:s/>intrusive</text:span><text:span text:style-name="T13"/></text:p>
        </text:list-item>
      </text:list>
      <text:p text:style-name="P36" loext:marker-style-name="T12"><text:span text:style-name="T12">PRICING</text:span><text:span text:style-name="T12"/></text:p>
      <text:list text:style-name="WWNum35">
        <text:list-item>
          <text:p text:style-name="P47" loext:marker-style-name="T13"><text:span text:style-name="T13">Pro version as a subscription service for $2.69 per month or $23.99 per year</text:span><text:span text:style-name="T13"/></text:p>
        </text:list-item>
        <text:list-item>
          <text:p text:style-name="P47" loext:marker-style-name="T12"><text:span text:style-name="T12">Removes ads</text:span><text:span text:style-name="T12"/></text:p>
        </text:list-item>
        <text:list-item>
          <text:p text:style-name="P47" loext:marker-style-name="T12"><text:span text:style-name="T12">Enables cloud sync</text:span><text:span text:style-name="T12"/></text:p>
        </text:list-item>
      </text:list>
      <text:p text:style-name="P36" loext:marker-style-name="T12"><text:span text:style-name="T12">RECIPE CREATOR</text:span><text:span text:style-name="T12"/></text:p>
      <text:list text:style-name="WWNum36">
        <text:list-item>
          <text:p text:style-name="P48" loext:marker-style-name="T12"><text:span text:style-name="T12">Import from website, scan from image, or manual creation</text:span><text:span text:style-name="T12"/></text:p>
        </text:list-item>
        <text:list-item>
          <text:p text:style-name="P48" loext:marker-style-name="T12"><text:span text:style-name="T12">Seems pretty standard, nothing special</text:span><text:span text:style-name="T12"/></text:p>
        </text:list-item>
      </text:list>
      <text:p text:style-name="P36" loext:marker-style-name="T12"><text:span text:style-name="T12">RECIPE VIEWER</text:span><text:span text:style-name="T12"/></text:p>
      <text:list text:style-name="WWNum39">
        <text:list-item>
          <text:p text:style-name="P49" loext:marker-style-name="T12"><text:span text:style-name="T12">Very basic viewer, same functionality as the rest but visually less impressive. Looks more like a note taking app than an app dedicated for recipes.</text:span><text:span text:style-name="T12"/></text:p>
        </text:list-item>
      </text:list>
      <text:p text:style-name="P36" loext:marker-style-name="T12"><text:span text:style-name="T12">MEAL PLANNER</text:span><text:span text:style-name="T12"/></text:p>
      <text:list text:style-name="WWNum37">
        <text:list-item>
          <text:p text:style-name="P50" loext:marker-style-name="T12"><text:span text:style-name="T12">Standard calendar app</text:span><text:span text:style-name="T12"/></text:p>
        </text:list-item>
      </text:list>
      <text:p text:style-name="P36" loext:marker-style-name="T12"><text:span text:style-name="T12">CART</text:span><text:span text:style-name="T12"/></text:p>
      <text:list text:style-name="WWNum38">
        <text:list-item>
          <text:p text:style-name="P51" loext:marker-style-name="T12"><text:span text:style-name="T12">Standard to do list</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Functionally almost the exact same as Recipe Keeper but with imo a worse UI and a much less appealing pricing model. Funny how on the first few apps I try, stuff like import from recipe and dynamic ingredients were stuff I’m impressed with but by now I realized that these are standard bare-minimum features for a recipe app.</text:span><text:span text:style-name="T5"/></text:p>
      <text:p text:style-name="P44" loext:marker-style-name="T5"/>
      <text:list xml:id="list5031774202476" text:continue-list="list5032421790474" text:style-name="WWNum1">
        <text:list-item>
          <text:h text:style-name="P35" text:outline-level="1" loext:marker-style-name="T12"><text:bookmark-start text:name="__RefHeading___Toc463_875144427"/><text:span text:style-name="T12">Cookpad recipes, homemade food</text:span><text:bookmark-end text:name="__RefHeading___Toc463_875144427"/><text:span text:style-name="T12"/></text:h>
        </text:list-item>
      </text:list>
      <text:p text:style-name="P36" loext:marker-style-name="T12"><text:span text:style-name="T12">FIRST IMPRESSIONS</text:span><text:span text:style-name="T12"/></text:p>
      <text:list text:style-name="WWNum40">
        <text:list-item>
          <text:p text:style-name="P52" loext:marker-style-name="T12"><text:span text:style-name="T12">On first opening, prompts choosing a region and signing up</text:span><text:span text:style-name="T12"/></text:p>
        </text:list-item>
        <text:list-item>
          <text:p text:style-name="P52" loext:marker-style-name="T12"><text:span text:style-name="T12">Uses external website for login, seems to be a web application turned mobile app</text:span><text:span text:style-name="T12"/></text:p>
        </text:list-item>
      </text:list>
      <text:p text:style-name="P36" loext:marker-style-name="T12"><text:span text:style-name="T12">PRICING</text:span><text:span text:style-name="T12"/></text:p>
      <text:list text:style-name="WWNum41">
        <text:list-item>
          <text:p text:style-name="P53" loext:marker-style-name="T12"><text:span text:style-name="T12">Pro version = Subscription service of $2.69/month</text:span><text:span text:style-name="T12"/></text:p>
        </text:list-item>
        <text:list-item>
          <text:p text:style-name="P53" loext:marker-style-name="T12"><text:span text:style-name="T12">unlocks custom recipes, top recipes, all time favorites, advanced filters, similar recipes</text:span><text:span text:style-name="T12"/></text:p>
        </text:list-item>
        <text:list-item>
          <text:p text:style-name="P53" loext:marker-style-name="T12"><text:span text:style-name="T12">free version can only create 3 custom recipes</text:span><text:span text:style-name="T12"/></text:p>
        </text:list-item>
      </text:list>
      <text:p text:style-name="P36" loext:marker-style-name="T12"><text:span text:style-name="T12">RECIPE CREATOR</text:span><text:span text:style-name="T12"/></text:p>
      <text:list text:style-name="WWNum42">
        <text:list-item>
          <text:p text:style-name="P54" loext:marker-style-name="T12"><text:span text:style-name="T12">Standard creator</text:span><text:span text:style-name="T12"/></text:p>
        </text:list-item>
        <text:list-item>
          <text:p text:style-name="P54" loext:marker-style-name="T14"><text:span text:style-name="T3">Also allows an AI assistant to generate a recipe if user wants to describe the recipe in a more conversational way.</text:span><text:span text:style-name="T14"/></text:p>
        </text:list-item>
        <text:list-item>
          <text:p text:style-name="P54" loext:marker-style-name="T14"><text:span text:style-name="T3">The AI assistant can also attempt to discern ingredients or cooking process through photos.</text:span><text:span text:style-name="T14"/></text:p>
        </text:list-item>
        <text:list-item>
          <text:p text:style-name="P54" loext:marker-style-name="T12"><text:span text:style-name="T12">Cannot fetch recipes from websites, though the AI assistant can discern images and plaintext so that’s sort of a workaround.</text:span><text:span text:style-name="T12"/></text:p>
        </text:list-item>
      </text:list>
      <text:p text:style-name="P36" loext:marker-style-name="T12"><text:span text:style-name="T12">RECIPE VIEWER</text:span><text:span text:style-name="T12"/></text:p>
      <text:list text:style-name="WWNum43">
        <text:list-item>
          <text:p text:style-name="P55" loext:marker-style-name="T12"><text:span text:style-name="T12">Standard recipe viewer</text:span><text:span text:style-name="T12"/></text:p>
        </text:list-item>
        <text:list-item>
          <text:p text:style-name="P55" loext:marker-style-name="T12"><text:span text:style-name="T12">No dynamic serving size</text:span><text:span text:style-name="T12"/></text:p>
        </text:list-item>
        <text:list-item>
          <text:p text:style-name="P55" loext:marker-style-name="T12"><text:span text:style-name="T12">Social media elements (likes, user comments)</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Like Samsung Food, a mix of recipe app and social media where users can create and share recipes. Most stand out feature is the AI assistant for recipes, especially the part where it can discern photos. Other than that, it’s nothing special.</text:span><text:span text:style-name="T5"/></text:p>
      <text:p text:style-name="P44" loext:marker-style-name="T5"/>
      <text:p text:style-name="P36" loext:marker-style-name="T5"><text:span text:style-name="T5">Keep in mind that most of the features are locked behind subscription and there’s no free trial so I could be missing out of some of the cooler features.</text:span><text:span text:style-name="T5"/></text:p>
      <text:list xml:id="list5032785937051" text:continue-list="list5031774202476" text:style-name="WWNum1">
        <text:list-item>
          <text:h text:style-name="P35" text:outline-level="1" loext:marker-style-name="T12"><text:bookmark-start text:name="__RefHeading___Toc465_875144427"/><text:span text:style-name="T12">Paprika Recipe Manager 3</text:span><text:bookmark-end text:name="__RefHeading___Toc465_875144427"/><text:span text:style-name="T12"/></text:h>
        </text:list-item>
      </text:list>
      <text:p text:style-name="P36" loext:marker-style-name="T12"><text:span text:style-name="T12">FIRST IMPRESSION</text:span><text:span text:style-name="T12"/></text:p>
      <text:list text:style-name="WWNum44">
        <text:list-item>
          <text:p text:style-name="P56" loext:marker-style-name="T12"><text:span text:style-name="T12">No intro slides, straight to the app</text:span><text:span text:style-name="T12"/></text:p>
        </text:list-item>
        <text:list-item>
          <text:p text:style-name="P56" loext:marker-style-name="T12"><text:span text:style-name="T12">No bottom navbar, navigate using nav menu</text:span><text:span text:style-name="T12"/></text:p>
        </text:list-item>
      </text:list>
      <text:p text:style-name="P36" loext:marker-style-name="T12"><text:span text:style-name="T12">PRICING</text:span><text:span text:style-name="T12"/></text:p>
      <text:list text:style-name="WWNum47">
        <text:list-item>
          <text:p text:style-name="P57" loext:marker-style-name="T12"><text:span text:style-name="T12">$4.19 single purchase for full version</text:span><text:span text:style-name="T12"/></text:p>
        </text:list-item>
        <text:list-item>
          <text:p text:style-name="P57" loext:marker-style-name="T12"><text:span text:style-name="T12">Unlocks unlimited recipes (not mentioned how much is recipe limit without premium)</text:span><text:span text:style-name="T12"/></text:p>
        </text:list-item>
        <text:list-item>
          <text:p text:style-name="P57" loext:marker-style-name="T12"><text:span text:style-name="T12">Unlocks cloud sync</text:span><text:span text:style-name="T12"/></text:p>
        </text:list-item>
      </text:list>
      <text:p text:style-name="P36" loext:marker-style-name="T12"><text:span text:style-name="T12">RECIPE CREATOR</text:span><text:span text:style-name="T12"/></text:p>
      <text:list text:style-name="WWNum45">
        <text:list-item>
          <text:p text:style-name="P58" loext:marker-style-name="T12"><text:span text:style-name="T12">Manual creator is standard</text:span><text:span text:style-name="T12"/></text:p>
        </text:list-item>
        <text:list-item>
          <text:p text:style-name="P58" loext:marker-style-name="T12"><text:span text:style-name="T12">Like ReciMe, a rating system despite no social media aspects is weird</text:span><text:span text:style-name="T12"/></text:p>
        </text:list-item>
        <text:list-item>
          <text:p text:style-name="P58" loext:marker-style-name="T12"><text:span text:style-name="T12">Import from website (seems to have to import from image)</text:span><text:span text:style-name="T12"/></text:p>
        </text:list-item>
        <text:list-item>
          <text:p text:style-name="P58" loext:marker-style-name="T14"><text:span text:style-name="T3">Has timer so the user can count the actual time needed when trying to make the recipe themselves</text:span><text:span text:style-name="T14"/></text:p>
        </text:list-item>
      </text:list>
      <text:p text:style-name="P36" loext:marker-style-name="T12"><text:span text:style-name="T12">RECIPE VIEWER</text:span><text:span text:style-name="T12"/></text:p>
      <text:list text:style-name="WWNum46">
        <text:list-item>
          <text:p text:style-name="P59" loext:marker-style-name="T12"><text:span text:style-name="T12">Standard, nothing special. No custom UI, mainly shows as plaintext</text:span><text:span text:style-name="T12"/></text:p>
        </text:list-item>
        <text:list-item>
          <text:p text:style-name="P59" loext:marker-style-name="T12"><text:span text:style-name="T12">Export as PDF for printing</text:span><text:span text:style-name="T12"/></text:p>
        </text:list-item>
      </text:list>
      <text:p text:style-name="P36" loext:marker-style-name="T14"><text:span text:style-name="T3">MENU PLANNER</text:span><text:span text:style-name="T14"/></text:p>
      <text:list text:style-name="WWNum48">
        <text:list-item>
          <text:p text:style-name="P60" loext:marker-style-name="T14"><text:span text:style-name="T3">Can create menus, which are a reusable entire-day meal plan</text:span><text:span text:style-name="T14"/></text:p>
        </text:list-item>
      </text:list>
      <text:p text:style-name="P36" loext:marker-style-name="T12"><text:span text:style-name="T12">MEAL PLANNER</text:span><text:span text:style-name="T12"/></text:p>
      <text:list text:style-name="WWNum49">
        <text:list-item>
          <text:p text:style-name="P61" loext:marker-style-name="T12"><text:span text:style-name="T12">Standard calendar style, but can also use Menus instead of just meals</text:span><text:span text:style-name="T12"/></text:p>
        </text:list-item>
      </text:list>
      <text:p text:style-name="P36" loext:marker-style-name="T12"><text:span text:style-name="T12">CART</text:span><text:span text:style-name="T12"/></text:p>
      <text:list text:style-name="WWNum50">
        <text:list-item>
          <text:p text:style-name="P62" loext:marker-style-name="T12"><text:span text:style-name="T12">Simple shopping list</text:span><text:span text:style-name="T12"/></text:p>
        </text:list-item>
      </text:list>
      <text:p text:style-name="P36" loext:marker-style-name="T12"><text:span text:style-name="T12">PANTRY</text:span><text:span text:style-name="T12"/></text:p>
      <text:list text:style-name="WWNum51">
        <text:list-item>
          <text:p text:style-name="P63" loext:marker-style-name="T12"><text:span text:style-name="T12">Lists available ingredients, basic list, doesn’t list quantity</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Basic app, no standout feature besides the timer which is a nice QoL. Menus are an interesting idea too. And I like the single purchase model. Very cheap too at 4.19.</text:span><text:span text:style-name="T5"/></text:p>
      <text:p text:style-name="P44" loext:marker-style-name="T5"/>
      <text:p text:style-name="P44" loext:marker-style-name="T5"/>
      <text:list xml:id="list5033124967796" text:continue-list="list5032785937051" text:style-name="WWNum1">
        <text:list-item>
          <text:h text:style-name="P35" text:outline-level="1" loext:marker-style-name="T12"><text:bookmark-start text:name="__RefHeading___Toc467_875144427"/><text:span text:style-name="T12">SideChef: Recipes &amp; Meal Plans</text:span><text:bookmark-end text:name="__RefHeading___Toc467_875144427"/><text:span text:style-name="T12"/></text:h>
        </text:list-item>
      </text:list>
      <text:p text:style-name="P36" loext:marker-style-name="T12"><text:span text:style-name="T12">FIRST IMPRESSIONS</text:span><text:span text:style-name="T12"/></text:p>
      <text:list text:style-name="WWNum52">
        <text:list-item>
          <text:p text:style-name="P64" loext:marker-style-name="T12"><text:span text:style-name="T12">Slideshow of features</text:span><text:span text:style-name="T12"/></text:p>
        </text:list-item>
        <text:list-item>
          <text:p text:style-name="P64" loext:marker-style-name="T13"><text:span text:style-name="T13">forced account</text:span><text:span text:style-name="T13"/></text:p>
        </text:list-item>
        <text:list-item>
          <text:p text:style-name="P64" loext:marker-style-name="T12"><text:span text:style-name="T12">After login, asks for preferences:</text:span><text:span text:style-name="T12"/></text:p>
          <text:list>
            <text:list-item>
              <text:p text:style-name="P64" loext:marker-style-name="T12"><text:span text:style-name="T12">Dietary restriction and allergy</text:span><text:span text:style-name="T12"/></text:p>
            </text:list-item>
            <text:list-item>
              <text:p text:style-name="P64" loext:marker-style-name="T12"><text:span text:style-name="T12">Types of recipe desired (health, budget, learning, easiness</text:span><text:span text:style-name="T12"/></text:p>
            </text:list-item>
            <text:list-item>
              <text:p text:style-name="P64" loext:marker-style-name="T14"><text:span text:style-name="T3">ingredients you dislike (not outright avoid like allergy, just less preferred)</text:span><text:span text:style-name="T14"/></text:p>
            </text:list-item>
          </text:list>
        </text:list-item>
      </text:list>
      <text:p text:style-name="P36" loext:marker-style-name="T12"><text:span text:style-name="T12">FOR YOU TAB</text:span><text:span text:style-name="T12"/></text:p>
      <text:list text:style-name="WWNum53">
        <text:list-item>
          <text:p text:style-name="P65" loext:marker-style-name="T12"><text:span text:style-name="T12">Show various recipes based on categories (quick and easy, healthy, trending, etc)</text:span><text:span text:style-name="T12"/></text:p>
        </text:list-item>
        <text:list-item>
          <text:p text:style-name="P65" loext:marker-style-name="T14"><text:span text:style-name="T3">I only use this for 30 minutes, but since the tab says For You this recommendation presumably will adapt to my presumed preferences</text:span><text:span text:style-name="T14"/></text:p>
        </text:list-item>
      </text:list>
      <text:p text:style-name="P36" loext:marker-style-name="T12"><text:span text:style-name="T12">SEARCH RECIPES</text:span><text:span text:style-name="T12"/></text:p>
      <text:list text:style-name="WWNum54">
        <text:list-item>
          <text:p text:style-name="P66" loext:marker-style-name="T12"><text:span text:style-name="T12">Based on</text:span><text:span text:style-name="T12"/></text:p>
          <text:list>
            <text:list-item>
              <text:p text:style-name="P66" loext:marker-style-name="T12"><text:span text:style-name="T12">Keyword</text:span><text:span text:style-name="T12"/></text:p>
            </text:list-item>
            <text:list-item>
              <text:p text:style-name="P66" loext:marker-style-name="T12"><text:span text:style-name="T12">Main Ingredient</text:span><text:span text:style-name="T12"/></text:p>
            </text:list-item>
            <text:list-item>
              <text:p text:style-name="P66" loext:marker-style-name="T12"><text:span text:style-name="T12">Meal (bfast, lunch, dinner, snack, dessert)</text:span><text:span text:style-name="T12"/></text:p>
            </text:list-item>
            <text:list-item>
              <text:p text:style-name="P66" loext:marker-style-name="T12"><text:span text:style-name="T12">Category (same as the For You categories</text:span><text:span text:style-name="T12"/></text:p>
            </text:list-item>
          </text:list>
        </text:list-item>
      </text:list>
      <text:p text:style-name="P36" loext:marker-style-name="T12"><text:span text:style-name="T12">RECIPE CREATOR</text:span><text:span text:style-name="T12"/></text:p>
      <text:list text:style-name="WWNum55">
        <text:list-item>
          <text:p text:style-name="P67" loext:marker-style-name="T12"><text:span text:style-name="T12">Manual and based on website</text:span><text:span text:style-name="T12"/></text:p>
        </text:list-item>
        <text:list-item>
          <text:p text:style-name="P67" loext:marker-style-name="T14"><text:span text:style-name="T3">Use AI to attempt to generate recipe based on photo of finished meal</text:span><text:span text:style-name="T14"/></text:p>
          <text:list>
            <text:list-item>
              <text:p text:style-name="P67" loext:marker-style-name="T14"><text:span text:style-name="T3">I tried it using a meal I cooked. It was like 70% accurate for the ingredients and steps. So less of a one-tap recipe but more like a nice shortcut but one that you’ll need to tweak manually afterwards,</text:span><text:span text:style-name="T14"/></text:p>
            </text:list-item>
          </text:list>
        </text:list-item>
      </text:list>
      <text:p text:style-name="P36" loext:marker-style-name="T12"><text:span text:style-name="T12">MEAL PLANNER</text:span><text:span text:style-name="T12"/></text:p>
      <text:list text:style-name="WWNum56">
        <text:list-item>
          <text:p text:style-name="P68" loext:marker-style-name="T12"><text:span text:style-name="T12">Standard calendar, but better UI with drag and drop and slide gesture controls</text:span><text:span text:style-name="T12"/></text:p>
        </text:list-item>
        <text:list-item>
          <text:p text:style-name="P68" loext:marker-style-name="T14"><text:span text:style-name="T3">Can add random meals to each day with a click (presumably based on preferences)</text:span><text:span text:style-name="T14"/></text:p>
        </text:list-item>
        <text:list-item>
          <text:p text:style-name="P68" loext:marker-style-name="T14"><text:span text:style-name="T3">Can mass add required ingredients to shopping cart with 1 click</text:span><text:span text:style-name="T14"/></text:p>
        </text:list-item>
      </text:list>
      <text:p text:style-name="P36" loext:marker-style-name="T12"><text:span text:style-name="T12">GROCERY CART</text:span><text:span text:style-name="T12"/></text:p>
      <text:list text:style-name="WWNum57">
        <text:list-item>
          <text:p text:style-name="P69" loext:marker-style-name="T12"><text:span text:style-name="T12">Standard shopping list, again with great UI controls</text:span><text:span text:style-name="T12"/></text:p>
        </text:list-item>
        <text:list-item>
          <text:p text:style-name="P69" loext:marker-style-name="T14"><text:span text:style-name="T3">Also shows all the recipes the ingredients originate with as a reminder</text:span><text:span text:style-name="T14"/></text:p>
        </text:list-item>
      </text:list>
      <text:p text:style-name="P36" loext:marker-style-name="T12"><text:span text:style-name="T12">PANTRY</text:span><text:span text:style-name="T12"/></text:p>
      <text:list text:style-name="WWNum58">
        <text:list-item>
          <text:p text:style-name="P70" loext:marker-style-name="T12"><text:span text:style-name="T12">Lists ingredients (no quantity)</text:span><text:span text:style-name="T12"/></text:p>
        </text:list-item>
        <text:list-item>
          <text:p text:style-name="P70" loext:marker-style-name="T14"><text:span text:style-name="T3">On first time use, has a button to instantly fill the pantry with 38 commonly owned ingredients (garlic, onion, bread, butter, milk, rice, etc) which is convenient</text:span><text:span text:style-name="T14"/></text:p>
        </text:list-item>
        <text:list-item>
          <text:p text:style-name="P70" loext:marker-style-name="T14"><text:span text:style-name="T3">Show recipes that can be made with available ingredients</text:span><text:span text:style-name="T14"/></text:p>
        </text:list-item>
      </text:list>
      <text:p text:style-name="P36" loext:marker-style-name="T12"><text:span text:style-name="T12">RECIPE VIEWER</text:span><text:span text:style-name="T12"/></text:p>
      <text:list text:style-name="WWNum59">
        <text:list-item>
          <text:p text:style-name="P71" loext:marker-style-name="T14"><text:span text:style-name="T3">Similar to Tasty, shows a short video for each step for some of them</text:span><text:span text:style-name="T14"/></text:p>
        </text:list-item>
        <text:list-item>
          <text:p text:style-name="P71" loext:marker-style-name="T14"><text:span text:style-name="T3">On step-by-step cooking mode, has text-to-speech that speaks out the steps</text:span><text:span text:style-name="T14"/></text:p>
        </text:list-item>
        <text:list-item>
          <text:p text:style-name="P71" loext:marker-style-name="T14"><text:span text:style-name="T3">Every step that has a duration also has a built-in timer to count</text:span><text:span text:style-name="T14"/></text:p>
        </text:list-item>
      </text:list>
      <text:p text:style-name="P36" loext:marker-style-name="T12"><text:span text:style-name="T12">PRICING</text:span><text:span text:style-name="T12"/></text:p>
      <text:list text:style-name="WWNum60">
        <text:list-item>
          <text:p text:style-name="P72" loext:marker-style-name="T13"><text:span text:style-name="T13">There’s a 7 day free trial which is followed by a subscription service of$7.83/month or $79.51 / year </text:span><text:span text:style-name="T13"/></text:p>
        </text:list-item>
        <text:list-item>
          <text:p text:style-name="P72" loext:marker-style-name="T13"><text:span text:style-name="T13">Some recipes are locked behind paywalls (mostly brand partner recipes it seems)</text:span><text:span text:style-name="T13"/></text:p>
        </text:list-item>
        <text:list-item>
          <text:p text:style-name="P72" loext:marker-style-name="T13"><text:span text:style-name="T13">Most recipe that has a video are locked behind premium</text:span><text:span text:style-name="T13"/></text:p>
        </text:list-item>
        <text:list-item>
          <text:p text:style-name="P72" loext:marker-style-name="T14"><text:span text:style-name="T3">Settings has a feature to filter paid content</text:span><text:span text:style-name="T14"/></text:p>
        </text:list-item>
      </text:list>
      <text:p text:style-name="P36" loext:marker-style-name="T12"><text:span text:style-name="T12">OTHER FEATURES</text:span><text:span text:style-name="T12"/></text:p>
      <text:list text:style-name="WWNum61">
        <text:list-item>
          <text:p text:style-name="P73" loext:marker-style-name="T14"><text:span text:style-name="T3">Smart device integration (which I don’t own so I couldn’t test)</text:span><text:span text:style-name="T14"/></text:p>
        </text:list-item>
        <text:list-item>
          <text:p text:style-name="P73" loext:marker-style-name="T12"><text:span text:style-name="T12">Video tutorials on specific skills (Premium only)</text:span><text:span text:style-name="T12"/></text:p>
        </text:list-item>
        <text:list-item>
          <text:p text:style-name="P73" loext:marker-style-name="T12"><text:span text:style-name="T12">Collaboration with partners (usually influencer chefs or ingredient manufacturers)</text:span><text:span text:style-name="T12"/></text:p>
        </text:list-item>
      </text:list>
      <text:p text:style-name="P43" loext:marker-style-name="T12"><text:soft-page-break/></text:p>
      <text:p text:style-name="P36" loext:marker-style-name="T12"><text:span text:style-name="T12">SOCIAL MEDIA ASPECT</text:span><text:span text:style-name="T12"/></text:p>
      <text:list text:style-name="WWNum62">
        <text:list-item>
          <text:p text:style-name="P74" loext:marker-style-name="T12"><text:span text:style-name="T12">Commenting on recipes</text:span><text:span text:style-name="T12"/></text:p>
        </text:list-item>
        <text:list-item>
          <text:p text:style-name="P74" loext:marker-style-name="T12"><text:span text:style-name="T12">5 star rating</text:span><text:span text:style-name="T12"/></text:p>
        </text:list-item>
        <text:list-item>
          <text:p text:style-name="P74" loext:marker-style-name="T12"><text:span text:style-name="T12">Even with the brand partner collabs, it doesn’t seem like it’s impossible for regular users to stand out amongst the crowd</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This is probably the toughest competitor of all the apps. Lots of good features I can see here that I was planning on having on my own app or even inspired me to add to my app. It’s basically like 95% as good as Tasty and with the ability to create your own recipes.</text:span><text:span text:style-name="T5"/></text:p>
      <text:p text:style-name="P44" loext:marker-style-name="T5"/>
      <text:p text:style-name="P36" loext:marker-style-name="T5"><text:span text:style-name="T5">Biggest complaint is of course the subscription model of pricing which I don’t like. But even then the free version seems to be mostly good anyways so this is optional.</text:span><text:span text:style-name="T5"/></text:p>
      <text:p text:style-name="P44" loext:marker-style-name="T5"/>
      <text:p text:style-name="P36" loext:marker-style-name="T5"><text:span text:style-name="T5">Only other complaint is <text:s/>that video tutorial seems to be reserved for brand partners. </text:span><text:span text:style-name="T8">Not 100% sure on this but as a regular viewer I couldn’t see a way to add videos to my recipes.</text:span></text:p>
      <text:p text:style-name="P43" loext:marker-style-name="T12"/>
      <text:list xml:id="list5033072950418" text:continue-list="list5033124967796" text:style-name="WWNum1">
        <text:list-item>
          <text:h text:style-name="P35" text:outline-level="1" loext:marker-style-name="T12"><text:bookmark-start text:name="__RefHeading___Toc469_875144427"/><text:span text:style-name="T12">CookBook – Recipe Manager</text:span><text:bookmark-end text:name="__RefHeading___Toc469_875144427"/><text:span text:style-name="T12"/></text:h>
        </text:list-item>
      </text:list>
      <text:p text:style-name="P36" loext:marker-style-name="T12"><text:span text:style-name="T12">FIRST IMPRESSIONS</text:span><text:span text:style-name="T12"/></text:p>
      <text:list text:style-name="WWNum63">
        <text:list-item>
          <text:p text:style-name="P75" loext:marker-style-name="T12"><text:span text:style-name="T12">Forced login</text:span><text:span text:style-name="T12"/></text:p>
        </text:list-item>
        <text:list-item>
          <text:p text:style-name="P75" loext:marker-style-name="T12"><text:span text:style-name="T12">Subscription model (Has limited free option)</text:span><text:span text:style-name="T12"/></text:p>
        </text:list-item>
      </text:list>
      <text:p text:style-name="P36" loext:marker-style-name="T12"><text:span text:style-name="T12">RECIPE VIEWER</text:span><text:span text:style-name="T12"/></text:p>
      <text:list text:style-name="WWNum64">
        <text:list-item>
          <text:p text:style-name="P76" loext:marker-style-name="T12"><text:span text:style-name="T12">Basic UI, kinda unintuitive imo</text:span><text:span text:style-name="T12"/></text:p>
        </text:list-item>
        <text:list-item>
          <text:p text:style-name="P76" loext:marker-style-name="T12"><text:span text:style-name="T12">Timer for the time based steps</text:span><text:span text:style-name="T12"/></text:p>
        </text:list-item>
      </text:list>
      <text:p text:style-name="P36" loext:marker-style-name="T12"><text:span text:style-name="T12">PLANNER</text:span><text:span text:style-name="T12"/></text:p>
      <text:list text:style-name="WWNum65">
        <text:list-item>
          <text:p text:style-name="P77" loext:marker-style-name="T12"><text:span text:style-name="T12">Simple calendar based</text:span><text:span text:style-name="T12"/></text:p>
        </text:list-item>
      </text:list>
      <text:p text:style-name="P36" loext:marker-style-name="T12"><text:span text:style-name="T12">SHOPPING CART</text:span><text:span text:style-name="T12"/></text:p>
      <text:list text:style-name="WWNum66">
        <text:list-item>
          <text:p text:style-name="P78" loext:marker-style-name="T12"><text:span text:style-name="T12">Can integrate with InstaCart app</text:span><text:span text:style-name="T12"/></text:p>
        </text:list-item>
      </text:list>
      <text:p text:style-name="P36" loext:marker-style-name="T12"><text:span text:style-name="T12">RECIPE CREATOR</text:span><text:span text:style-name="T12"/></text:p>
      <text:list text:style-name="WWNum67">
        <text:list-item>
          <text:p text:style-name="P79" loext:marker-style-name="T12"><text:span text:style-name="T12">Manual, Image based, Website based</text:span><text:span text:style-name="T12"/></text:p>
        </text:list-item>
        <text:list-item>
          <text:p text:style-name="P79" loext:marker-style-name="T12"><text:span text:style-name="T12">AI Recipe generator</text:span><text:span text:style-name="T12"/></text:p>
          <text:list>
            <text:list-item>
              <text:p text:style-name="P79" loext:marker-style-name="T12"><text:span text:style-name="T12">Based on finished meal</text:span><text:span text:style-name="T12"/></text:p>
            </text:list-item>
            <text:list-item>
              <text:p text:style-name="P79" loext:marker-style-name="T21"><text:span text:style-name="T22">Based on existing ingredients (take a picture of your pantry)</text:span><text:span text:style-name="T21"/></text:p>
            </text:list-item>
            <text:list-item>
              <text:p text:style-name="P79" loext:marker-style-name="T13"><text:span text:style-name="T13">AI Query: Specify what kind of meal you want and it will generate a recipe that fits the qualification (feels like this should be part of a search engine instead of generative AI)</text:span><text:span text:style-name="T13"/></text:p>
            </text:list-item>
          </text:list>
        </text:list-item>
        <text:list-item>
          <text:p text:style-name="P79" loext:marker-style-name="T13"><text:span text:style-name="T13">Can generate AI Images for your recipe (why? You can just take an actual picture of the thing you cooked)</text:span><text:span text:style-name="T13"/></text:p>
        </text:list-item>
      </text:list>
      <text:p text:style-name="P80" loext:marker-style-name="T15"/>
      <text:p text:style-name="P36" loext:marker-style-name="T16"><text:span text:style-name="T16">Conclusion:</text:span><text:span text:style-name="T16"/></text:p>
      <text:p text:style-name="P36" loext:marker-style-name="T17"><text:span text:style-name="T17">Basic recipe app. The AI to extrapolate ingredients based on a finished meal is an interesting idea like with sidechef but feels like a lot of the AI features here are unnecessary bloat.</text:span><text:span text:style-name="T17"/></text:p>
      <text:p text:style-name="P81" loext:marker-style-name="T17"/>
      <text:list xml:id="list5032099974154" text:continue-list="list5033072950418" text:style-name="WWNum1">
        <text:list-item>
          <text:h text:style-name="P35" text:outline-level="1" loext:marker-style-name="T12"><text:bookmark-start text:name="__RefHeading___Toc471_875144427"/><text:span text:style-name="T12">COOKmate</text:span><text:bookmark-end text:name="__RefHeading___Toc471_875144427"/><text:span text:style-name="T12"/></text:h>
        </text:list-item>
      </text:list>
      <text:p text:style-name="P36" loext:marker-style-name="T12"><text:span text:style-name="T12">FIRST IMPRESSIONS</text:span><text:span text:style-name="T12"/></text:p>
      <text:list text:style-name="WWNum68">
        <text:list-item>
          <text:p text:style-name="P82" loext:marker-style-name="T12"><text:span text:style-name="T12">Login prompt (optional)</text:span><text:span text:style-name="T12"/></text:p>
        </text:list-item>
        <text:list-item>
          <text:p text:style-name="P82" loext:marker-style-name="T12"><text:span text:style-name="T12">Banner Ads</text:span><text:span text:style-name="T12"/></text:p>
        </text:list-item>
      </text:list>
      <text:p text:style-name="P36" loext:marker-style-name="T12"><text:span text:style-name="T12">RECIPE CREATOR</text:span><text:span text:style-name="T12"/></text:p>
      <text:list text:style-name="WWNum69">
        <text:list-item>
          <text:p text:style-name="P83" loext:marker-style-name="T12"><text:span text:style-name="T12">Manual creator and website import</text:span><text:span text:style-name="T12"/></text:p>
        </text:list-item>
        <text:list-item>
          <text:p text:style-name="P83" loext:marker-style-name="T23"><text:span text:style-name="T13">Popup ads (intrusive)</text:span><text:span text:style-name="T13"/></text:p>
        </text:list-item>
      </text:list>
      <text:p text:style-name="P36" loext:marker-style-name="T12"><text:span text:style-name="T12">RECIPE VIEWER</text:span><text:span text:style-name="T12"/></text:p>
      <text:list text:style-name="WWNum70">
        <text:list-item>
          <text:p text:style-name="P84" loext:marker-style-name="T12"><text:span text:style-name="T12">No built in recipe sharing, import from websites</text:span><text:span text:style-name="T12"/></text:p>
        </text:list-item>
        <text:list-item>
          <text:p text:style-name="P84" loext:marker-style-name="T12"><text:span text:style-name="T12">Plaintext display</text:span><text:span text:style-name="T12"/></text:p>
        </text:list-item>
      </text:list>
      <text:p text:style-name="P36" loext:marker-style-name="T12"><text:span text:style-name="T12">AI</text:span><text:span text:style-name="T12"/></text:p>
      <text:list text:style-name="WWNum71">
        <text:list-item>
          <text:p text:style-name="P85" loext:marker-style-name="T12"><text:span text:style-name="T12">Not native AI, directly linked to ChatGPT to generate recipe and images</text:span><text:span text:style-name="T12"/></text:p>
        </text:list-item>
        <text:list-item>
          <text:p text:style-name="P85" loext:marker-style-name="T12"><text:span text:style-name="T12">Only for registered users</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Basic app with some AI fluff and intrusive Ads. Not much to learn from this app tbh. This honestly feels like a student project.</text:span><text:span text:style-name="T5"/></text:p>
      <text:p text:style-name="P44" loext:marker-style-name="T5"/>
      <text:list text:continue-list="list5032099974154" text:style-name="WWNum1">
        <text:list-item>
          <text:h text:style-name="P35" text:outline-level="1" loext:marker-style-name="T12"><text:bookmark-start text:name="__RefHeading___Toc473_875144427"/><text:span text:style-name="T12">Mealime Meal Plans &amp; Recipes</text:span><text:bookmark-end text:name="__RefHeading___Toc473_875144427"/><text:span text:style-name="T12"/></text:h>
        </text:list-item>
      </text:list>
      <text:p text:style-name="P36" loext:marker-style-name="T12"><text:span text:style-name="T12">FIRST IMPRESSIONS</text:span><text:span text:style-name="T12"/></text:p>
      <text:list text:style-name="WWNum72">
        <text:list-item>
          <text:p text:style-name="P86" loext:marker-style-name="T12"><text:span text:style-name="T12">Slideshow of features</text:span><text:span text:style-name="T12"/></text:p>
        </text:list-item>
        <text:list-item>
          <text:p text:style-name="P86" loext:marker-style-name="T12"><text:span text:style-name="T12">Pick a dietary preference (keto, lowcarb, vegan, etc)</text:span><text:span text:style-name="T12"/></text:p>
        </text:list-item>
        <text:list-item>
          <text:p text:style-name="P86" loext:marker-style-name="T12"><text:span text:style-name="T12">Pick allergies, dislikes</text:span><text:span text:style-name="T12"/></text:p>
        </text:list-item>
        <text:list-item>
          <text:p text:style-name="P86" loext:marker-style-name="T24"><text:span text:style-name="T25">Pick preferred servings per dish </text:span><text:span text:style-name="T24"/></text:p>
        </text:list-item>
        <text:list-item>
          <text:p text:style-name="P86" loext:marker-style-name="T12"><text:span text:style-name="T12">Prompt account creation ( skipped )</text:span><text:span text:style-name="T12"/></text:p>
        </text:list-item>
      </text:list>
      <text:p text:style-name="P36" loext:marker-style-name="T12"><text:span text:style-name="T12">PRICING</text:span><text:span text:style-name="T12"/></text:p>
      <text:list text:style-name="WWNum73">
        <text:list-item>
          <text:p text:style-name="P87" loext:marker-style-name="T12"><text:span text:style-name="T12">Pro version at $2.99 per month</text:span><text:span text:style-name="T12"/></text:p>
        </text:list-item>
        <text:list-item>
          <text:p text:style-name="P87" loext:marker-style-name="T12"><text:span text:style-name="T12">Exclusive recipes, nutritional info, add own recipes, advanced search filters, meal planner</text:span><text:span text:style-name="T12"/></text:p>
        </text:list-item>
        <text:list-item>
          <text:p text:style-name="P87" loext:marker-style-name="T13"><text:span text:style-name="T13">(lots of stuff locked behind pro that are free on other apps)</text:span><text:span text:style-name="T13"/></text:p>
        </text:list-item>
      </text:list>
      <text:p text:style-name="P36" loext:marker-style-name="T12"><text:span text:style-name="T12">RECIPE VIEWER</text:span><text:span text:style-name="T12"/></text:p>
      <text:list text:style-name="WWNum75">
        <text:list-item>
          <text:p text:style-name="P88" loext:marker-style-name="T12"><text:span text:style-name="T12">Extremely basic</text:span><text:span text:style-name="T12"/></text:p>
        </text:list-item>
      </text:list>
      <text:p text:style-name="P36" loext:marker-style-name="T12"><text:span text:style-name="T12">GROCERY CART</text:span><text:span text:style-name="T12"/></text:p>
      <text:list text:style-name="WWNum74">
        <text:list-item>
          <text:p text:style-name="P89" loext:marker-style-name="T12"><text:span text:style-name="T12">Integration with Instacart, Walmart, Loblaws, Thrifty Foods</text:span><text:span text:style-name="T12"/></text:p>
        </text:list-item>
      </text:list>
      <text:p text:style-name="P43" loext:marker-style-name="T12"/>
      <text:p text:style-name="P36" loext:marker-style-name="T19"><text:span text:style-name="T19">Conclusion:</text:span><text:span text:style-name="T19"/></text:p>
      <text:p text:style-name="P36" loext:marker-style-name="T5"><text:span text:style-name="T5">The preferred servings per dish is a cool idea. Allows the app to automatically adjust the serving size to the user’s family size. </text:span><text:span text:style-name="T5"/></text:p>
      <text:p text:style-name="P44" loext:marker-style-name="T5"/>
      <text:p text:style-name="P36" loext:marker-style-name="T5"><text:span text:style-name="T5">Otherwise not much I can say about the app as so much features are locked behind Pro version</text:span><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ID" style:letter-kerning="true" style:font-name-asian="NSimSun" style:font-family-asian="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1" style:display-name="ListLabel 19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2" style:display-name="ListLabel 19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3" style:display-name="ListLabel 1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4" style:display-name="ListLabel 19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5" style:display-name="ListLabel 19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6" style:display-name="ListLabel 1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7" style:display-name="ListLabel 19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8" style:display-name="ListLabel 19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19" style:display-name="ListLabel 2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0" style:display-name="ListLabel 2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2" style:display-name="ListLabel 2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3" style:display-name="ListLabel 2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5" style:display-name="ListLabel 2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8" style:display-name="ListLabel 2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29" style:display-name="ListLabel 2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1" style:display-name="ListLabel 2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2" style:display-name="ListLabel 2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4" style:display-name="ListLabel 2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7" style:display-name="ListLabel 2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38" style:display-name="ListLabel 2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0" style:display-name="ListLabel 2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1" style:display-name="ListLabel 2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3" style:display-name="ListLabel 2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6" style:display-name="ListLabel 2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7" style:display-name="ListLabel 2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49" style:display-name="ListLabel 2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0" style:display-name="ListLabel 2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2" style:display-name="ListLabel 2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5" style:display-name="ListLabel 2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6" style:display-name="ListLabel 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8" style:display-name="ListLabel 2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59" style:display-name="ListLabel 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1" style:display-name="ListLabel 2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4" style:display-name="ListLabel 2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5" style:display-name="ListLabel 2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7" style:display-name="ListLabel 2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68" style:display-name="ListLabel 2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0" style:display-name="ListLabel 2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3" style:display-name="ListLabel 2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4" style:display-name="ListLabel 2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6" style:display-name="ListLabel 2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7" style:display-name="ListLabel 2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79" style:display-name="ListLabel 2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2" style:display-name="ListLabel 2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3" style:display-name="ListLabel 2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5" style:display-name="ListLabel 2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6" style:display-name="ListLabel 2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8" style:display-name="ListLabel 2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1" style:display-name="ListLabel 29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2" style:display-name="ListLabel 2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4" style:display-name="ListLabel 29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5" style:display-name="ListLabel 2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7" style:display-name="ListLabel 29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9" style:display-name="ListLabel 29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0" style:display-name="ListLabel 3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1" style:display-name="ListLabel 3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2" style:display-name="ListLabel 3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3" style:display-name="ListLabel 3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4" style:display-name="ListLabel 3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5" style:display-name="ListLabel 3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6" style:display-name="ListLabel 3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8" style:display-name="ListLabel 3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9" style:display-name="ListLabel 3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0" style:display-name="ListLabel 3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1" style:display-name="ListLabel 3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2" style:display-name="ListLabel 3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3" style:display-name="ListLabel 3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4" style:display-name="ListLabel 3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5" style:display-name="ListLabel 3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8" style:display-name="ListLabel 3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9" style:display-name="ListLabel 3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1" style:display-name="ListLabel 32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2" style:display-name="ListLabel 3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4" style:display-name="ListLabel 32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7" style:display-name="ListLabel 32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28" style:display-name="ListLabel 3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0" style:display-name="ListLabel 3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1" style:display-name="ListLabel 3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3" style:display-name="ListLabel 3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6" style:display-name="ListLabel 3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7" style:display-name="ListLabel 3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9" style:display-name="ListLabel 33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0" style:display-name="ListLabel 3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2" style:display-name="ListLabel 34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5" style:display-name="ListLabel 34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6" style:display-name="ListLabel 3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8" style:display-name="ListLabel 34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9" style:display-name="ListLabel 3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1" style:display-name="ListLabel 35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4" style:display-name="ListLabel 35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5" style:display-name="ListLabel 3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7" style:display-name="ListLabel 3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58" style:display-name="ListLabel 3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0" style:display-name="ListLabel 3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3" style:display-name="ListLabel 3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4" style:display-name="ListLabel 3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6" style:display-name="ListLabel 3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7" style:display-name="ListLabel 3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9" style:display-name="ListLabel 3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1" style:display-name="ListLabel 3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2" style:display-name="ListLabel 3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3" style:display-name="ListLabel 3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4" style:display-name="ListLabel 3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5" style:display-name="ListLabel 37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6" style:display-name="ListLabel 3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7" style:display-name="ListLabel 3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8" style:display-name="ListLabel 37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0" style:display-name="ListLabel 3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1" style:display-name="ListLabel 38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2" style:display-name="ListLabel 3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3" style:display-name="ListLabel 3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4" style:display-name="ListLabel 3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5" style:display-name="ListLabel 3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6" style:display-name="ListLabel 3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7" style:display-name="ListLabel 3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88" style:display-name="ListLabel 3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9" style:display-name="ListLabel 3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0" style:display-name="ListLabel 3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1" style:display-name="ListLabel 3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3" style:display-name="ListLabel 39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4" style:display-name="ListLabel 3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6" style:display-name="ListLabel 39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7" style:display-name="ListLabel 3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99" style:display-name="ListLabel 39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0" style:display-name="ListLabel 4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2" style:display-name="ListLabel 4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3" style:display-name="ListLabel 4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5" style:display-name="ListLabel 4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6" style:display-name="ListLabel 4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7" style:display-name="ListLabel 4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8" style:display-name="ListLabel 4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09" style:display-name="ListLabel 4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0" style:display-name="ListLabel 4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1" style:display-name="ListLabel 4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2" style:display-name="ListLabel 4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3" style:display-name="ListLabel 4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4" style:display-name="ListLabel 4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5" style:display-name="ListLabel 4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7" style:display-name="ListLabel 4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18" style:display-name="ListLabel 4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0" style:display-name="ListLabel 4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1" style:display-name="ListLabel 4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3" style:display-name="ListLabel 4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4" style:display-name="ListLabel 4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6" style:display-name="ListLabel 4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7" style:display-name="ListLabel 4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29" style:display-name="ListLabel 4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0" style:display-name="ListLabel 4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2" style:display-name="ListLabel 4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3" style:display-name="ListLabel 4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4" style:display-name="ListLabel 4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5" style:display-name="ListLabel 4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6" style:display-name="ListLabel 4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7" style:display-name="ListLabel 4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8" style:display-name="ListLabel 4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39" style:display-name="ListLabel 4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0" style:display-name="ListLabel 4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1" style:display-name="ListLabel 4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2" style:display-name="ListLabel 4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4" style:display-name="ListLabel 4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5" style:display-name="ListLabel 4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7" style:display-name="ListLabel 4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48" style:display-name="ListLabel 4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0" style:display-name="ListLabel 4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1" style:display-name="ListLabel 4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2" style:display-name="ListLabel 4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3" style:display-name="ListLabel 4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4" style:display-name="ListLabel 4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5" style:display-name="ListLabel 4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6" style:display-name="ListLabel 4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7" style:display-name="ListLabel 4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8" style:display-name="ListLabel 4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59" style:display-name="ListLabel 4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0" style:display-name="ListLabel 4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1" style:display-name="ListLabel 4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2" style:display-name="ListLabel 4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3" style:display-name="ListLabel 4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4" style:display-name="ListLabel 4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5" style:display-name="ListLabel 4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6" style:display-name="ListLabel 4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7" style:display-name="ListLabel 4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8" style:display-name="ListLabel 4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69" style:display-name="ListLabel 4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0" style:display-name="ListLabel 4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1" style:display-name="ListLabel 4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2" style:display-name="ListLabel 4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3" style:display-name="ListLabel 4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4" style:display-name="ListLabel 4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5" style:display-name="ListLabel 4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6" style:display-name="ListLabel 4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7" style:display-name="ListLabel 47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78" style:display-name="ListLabel 4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9" style:display-name="ListLabel 4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0" style:display-name="ListLabel 48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1" style:display-name="ListLabel 4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2" style:display-name="ListLabel 4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3" style:display-name="ListLabel 48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4" style:display-name="ListLabel 4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5" style:display-name="ListLabel 4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6" style:display-name="ListLabel 48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7" style:display-name="ListLabel 4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8" style:display-name="ListLabel 4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89" style:display-name="ListLabel 48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0" style:display-name="ListLabel 4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1" style:display-name="ListLabel 49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2" style:display-name="ListLabel 49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3" style:display-name="ListLabel 4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4" style:display-name="ListLabel 49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5" style:display-name="ListLabel 49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6" style:display-name="ListLabel 4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7" style:display-name="ListLabel 49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8" style:display-name="ListLabel 49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499" style:display-name="ListLabel 4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0" style:display-name="ListLabel 5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1" style:display-name="ListLabel 50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2" style:display-name="ListLabel 5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3" style:display-name="ListLabel 5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4" style:display-name="ListLabel 50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5" style:display-name="ListLabel 5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6" style:display-name="ListLabel 5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7" style:display-name="ListLabel 50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08" style:display-name="ListLabel 5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9" style:display-name="ListLabel 5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0" style:display-name="ListLabel 51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1" style:display-name="ListLabel 5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2" style:display-name="ListLabel 5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3" style:display-name="ListLabel 51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4" style:display-name="ListLabel 5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5" style:display-name="ListLabel 5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6" style:display-name="ListLabel 51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7" style:display-name="ListLabel 5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8" style:display-name="ListLabel 5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19" style:display-name="ListLabel 51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0" style:display-name="ListLabel 5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1" style:display-name="ListLabel 52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2" style:display-name="ListLabel 52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3" style:display-name="ListLabel 5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4" style:display-name="ListLabel 52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5" style:display-name="ListLabel 52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6" style:display-name="ListLabel 5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7" style:display-name="ListLabel 52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8" style:display-name="ListLabel 52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29" style:display-name="ListLabel 5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0" style:display-name="ListLabel 5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1" style:display-name="ListLabel 53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2" style:display-name="ListLabel 5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3" style:display-name="ListLabel 5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4" style:display-name="ListLabel 53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5" style:display-name="ListLabel 5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6" style:display-name="ListLabel 5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7" style:display-name="ListLabel 53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38" style:display-name="ListLabel 5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9" style:display-name="ListLabel 53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0" style:display-name="ListLabel 54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1" style:display-name="ListLabel 5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2" style:display-name="ListLabel 54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3" style:display-name="ListLabel 54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4" style:display-name="ListLabel 5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5" style:display-name="ListLabel 54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6" style:display-name="ListLabel 54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7" style:display-name="ListLabel 5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8" style:display-name="ListLabel 54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49" style:display-name="ListLabel 54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0" style:display-name="ListLabel 5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1" style:display-name="ListLabel 55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2" style:display-name="ListLabel 55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3" style:display-name="ListLabel 5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4" style:display-name="ListLabel 55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5" style:display-name="ListLabel 55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6" style:display-name="ListLabel 5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7" style:display-name="ListLabel 5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8" style:display-name="ListLabel 55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59" style:display-name="ListLabel 5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0" style:display-name="ListLabel 5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1" style:display-name="ListLabel 56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2" style:display-name="ListLabel 5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3" style:display-name="ListLabel 5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4" style:display-name="ListLabel 56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5" style:display-name="ListLabel 5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6" style:display-name="ListLabel 5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7" style:display-name="ListLabel 56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68" style:display-name="ListLabel 5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9" style:display-name="ListLabel 5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0" style:display-name="ListLabel 57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1" style:display-name="ListLabel 5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2" style:display-name="ListLabel 5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3" style:display-name="ListLabel 57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4" style:display-name="ListLabel 5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5" style:display-name="ListLabel 57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6" style:display-name="ListLabel 57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7" style:display-name="ListLabel 5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8" style:display-name="ListLabel 57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79" style:display-name="ListLabel 57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0" style:display-name="ListLabel 5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1" style:display-name="ListLabel 58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2" style:display-name="ListLabel 58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3" style:display-name="ListLabel 5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4" style:display-name="ListLabel 58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5" style:display-name="ListLabel 58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6" style:display-name="ListLabel 5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7" style:display-name="ListLabel 58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8" style:display-name="ListLabel 58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89" style:display-name="ListLabel 5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0" style:display-name="ListLabel 59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1" style:display-name="ListLabel 59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2" style:display-name="ListLabel 5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3" style:display-name="ListLabel 59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4" style:display-name="ListLabel 59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5" style:display-name="ListLabel 5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6" style:display-name="ListLabel 59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7" style:display-name="ListLabel 59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598" style:display-name="ListLabel 5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9" style:display-name="ListLabel 59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0" style:display-name="ListLabel 60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1" style:display-name="ListLabel 6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2" style:display-name="ListLabel 60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3" style:display-name="ListLabel 60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4" style:display-name="ListLabel 6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5" style:display-name="ListLabel 60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6" style:display-name="ListLabel 60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7" style:display-name="ListLabel 6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8" style:display-name="ListLabel 60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09" style:display-name="ListLabel 60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0" style:display-name="ListLabel 6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1" style:display-name="ListLabel 61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2" style:display-name="ListLabel 61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3" style:display-name="ListLabel 6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4" style:display-name="ListLabel 61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5" style:display-name="ListLabel 61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6" style:display-name="ListLabel 6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7" style:display-name="ListLabel 61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8" style:display-name="ListLabel 61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19" style:display-name="ListLabel 6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0" style:display-name="ListLabel 62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1" style:display-name="ListLabel 62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2" style:display-name="ListLabel 6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3" style:display-name="ListLabel 62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4" style:display-name="ListLabel 62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5" style:display-name="ListLabel 6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6" style:display-name="ListLabel 62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7" style:display-name="ListLabel 62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28" style:display-name="ListLabel 6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9" style:display-name="ListLabel 6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0" style:display-name="ListLabel 6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1" style:display-name="ListLabel 6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2" style:display-name="ListLabel 6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3" style:display-name="ListLabel 6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4" style:display-name="ListLabel 6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5" style:display-name="ListLabel 6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6" style:display-name="ListLabel 6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7" style:display-name="ListLabel 6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8" style:display-name="ListLabel 63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39" style:display-name="ListLabel 63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0" style:display-name="ListLabel 6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1" style:display-name="ListLabel 64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2" style:display-name="ListLabel 64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3" style:display-name="ListLabel 6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4" style:display-name="ListLabel 64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5" style:display-name="ListLabel 64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6" style:display-name="ListLabel 6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7" style:display-name="ListLabel 64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8" style:display-name="ListLabel 64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49" style:display-name="ListLabel 6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0" style:display-name="ListLabel 65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1" style:display-name="ListLabel 65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2" style:display-name="ListLabel 6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3" style:display-name="ListLabel 65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4" style:display-name="ListLabel 65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5" style:display-name="ListLabel 6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6" style:display-name="ListLabel 65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7" style:display-name="ListLabel 657"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58" style:display-name="ListLabel 6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9" style:display-name="ListLabel 65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0" style:display-name="ListLabel 66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1" style:display-name="ListLabel 6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2" style:display-name="ListLabel 66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3" style:display-name="ListLabel 66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4" style:display-name="ListLabel 6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5" style:display-name="ListLabel 66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6" style:display-name="ListLabel 66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7" style:display-name="ListLabel 6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8" style:display-name="ListLabel 668"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69" style:display-name="ListLabel 66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0" style:display-name="ListLabel 6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1" style:display-name="ListLabel 671"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2" style:display-name="ListLabel 67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3" style:display-name="ListLabel 6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4" style:display-name="ListLabel 674"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5" style:display-name="ListLabel 67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style:num-format="">
        <style:list-level-properties text:list-level-position-and-space-mode="label-alignment">
          <style:list-level-label-alignment text:label-followed-by="nothing"/>
        </style:list-level-properties>
      </text:list-level-style-number>
      <text:list-level-style-number text:level="2" text:style-name="ListLabel_20_677" style:num-format="">
        <style:list-level-properties text:list-level-position-and-space-mode="label-alignment">
          <style:list-level-label-alignment text:label-followed-by="nothing"/>
        </style:list-level-properties>
      </text:list-level-style-number>
      <text:list-level-style-number text:level="3" text:style-name="ListLabel_20_678" style:num-format="">
        <style:list-level-properties text:list-level-position-and-space-mode="label-alignment">
          <style:list-level-label-alignment text:label-followed-by="nothing"/>
        </style:list-level-properties>
      </text:list-level-style-number>
      <text:list-level-style-number text:level="4" text:style-name="ListLabel_20_679" style:num-format="">
        <style:list-level-properties text:list-level-position-and-space-mode="label-alignment">
          <style:list-level-label-alignment text:label-followed-by="nothing"/>
        </style:list-level-properties>
      </text:list-level-style-number>
      <text:list-level-style-number text:level="5" text:style-name="ListLabel_20_680" style:num-format="">
        <style:list-level-properties text:list-level-position-and-space-mode="label-alignment">
          <style:list-level-label-alignment text:label-followed-by="nothing"/>
        </style:list-level-properties>
      </text:list-level-style-number>
      <text:list-level-style-number text:level="6" text:style-name="ListLabel_20_681" style:num-format="">
        <style:list-level-properties text:list-level-position-and-space-mode="label-alignment">
          <style:list-level-label-alignment text:label-followed-by="nothing"/>
        </style:list-level-properties>
      </text:list-level-style-number>
      <text:list-level-style-number text:level="7" text:style-name="ListLabel_20_682" style:num-format="">
        <style:list-level-properties text:list-level-position-and-space-mode="label-alignment">
          <style:list-level-label-alignment text:label-followed-by="nothing"/>
        </style:list-level-properties>
      </text:list-level-style-number>
      <text:list-level-style-number text:level="8" text:style-name="ListLabel_20_683" style:num-format="">
        <style:list-level-properties text:list-level-position-and-space-mode="label-alignment">
          <style:list-level-label-alignment text:label-followed-by="nothing"/>
        </style:list-level-properties>
      </text:list-level-style-number>
      <text:list-level-style-number text:level="9" text:style-name="ListLabel_20_68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19:09:07</meta:creation-date>
    <dc:language>en-ID</dc:language>
    <dc:date>2026-01-30T12:10:40</dc:date>
    <meta:editing-cycles>38</meta:editing-cycles>
    <meta:editing-duration>PT2H50M</meta:editing-duration>
    <meta:generator>LibreOffice/25.8.3.2$Windows_X86_64 LibreOffice_project/8ca8d55c161d602844f5428fa4b58097424e324e</meta:generator>
    <meta:document-statistic meta:table-count="0" meta:image-count="0" meta:object-count="0" meta:page-count="14" meta:paragraph-count="357" meta:word-count="3535" meta:character-count="19988" meta:non-whitespace-character-count="17010"/>
    <meta:user-defined meta:name="AppVersion">15.0000</meta:user-defined>
  </office:meta>
</office:document-meta>
</file>